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3" style:family="table-cell" style:parent-style-name="Default" style:data-style-name="N36">
      <style:table-cell-properties fo:border-top="2pt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9"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fo:border-top="2pt solid #000000" fo:border-bottom="2pt solid #000000" fo:border-left="2pt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1" style:family="table-cell" style:parent-style-name="Default" style:data-style-name="N0">
      <style:table-cell-properties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1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3" style:family="table-cell" style:parent-style-name="Default" style:data-style-name="N0">
      <style:table-cell-properties fo:border-top="2pt solid #000000" fo:border-bottom="2pt solid #000000" fo:border-left="2pt solid #000000" fo:border-right="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4" style:family="table-cell" style:parent-style-name="Default" style:data-style-name="N0">
      <style:table-cell-properties fo:border-top="2pt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op="thin solid #000000" fo:border-bottom="thin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6" style:family="table-cell" style:parent-style-name="Default" style:data-style-name="N0">
      <style:table-cell-properties fo:border-top="thin solid #000000" fo:border-bottom="2pt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7" style:family="table-cell" style:parent-style-name="Default" style:data-style-name="N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3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hin solid #000000" style:vertical-align="middle" fo:wrap-option="wrap" fo:background-color="#BFBFBF"/>
      <style:text-properties fo:color="#7030A0"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2" style:family="table-cell" style:parent-style-name="Default" style:data-style-name="N0">
      <style:table-cell-properties style:vertical-align="middle" fo:wrap-option="wrap" fo:background-color="transparent"/>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hin solid #000000"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transparent"/>
      <style:text-properties fo:color="#7030A0"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op="thin solid #000000" fo:border-bottom="none" fo:border-left="none" fo:border-right="thin solid #000000" fo:background-color="transparent"/>
    </style:style>
    <style:style style:name="ce62"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op="thin solid #000000"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Comma" style:data-style-name="N37">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0"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71" style:family="table-cell" style:parent-style-name="Default" style:data-style-name="N30">
      <style:table-cell-properties fo:border-top="thin solid #000000" fo:border-bottom="thin solid #000000" fo:border-left="none" fo:border-right="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2" style:family="table-cell" style:parent-style-name="Default" style:data-style-name="N0">
      <style:table-cell-properties fo:border-top="thin solid #000000" fo:border-bottom="none" fo:border-left="thin solid #000000" fo:border-right="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3" style:family="table-cell" style:parent-style-name="Default" style:data-style-name="N30">
      <style:table-cell-properties fo:border-top="thin solid #000000" fo:border-bottom="thin solid #000000" fo:border-left="none" fo:border-right="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74"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5"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6" style:family="table-cell" style:parent-style-name="Default" style:data-style-name="N0">
      <style:table-cell-properties fo:border-top="2pt solid #000000" fo:border-bottom="none" fo:border-left="2pt solid #000000" fo:border-right="2pt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7" style:family="table-cell" style:parent-style-name="Default" style:data-style-name="N0">
      <style:table-cell-properties fo:border-top="none" fo:border-bottom="none" fo:border-left="2pt solid #000000" fo:border-right="2pt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8" style:family="table-cell" style:parent-style-name="Default" style:data-style-name="N0">
      <style:table-cell-properties fo:border-top="none" fo:border-bottom="none" fo:border-left="2pt solid #000000" fo:border-right="2pt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9" style:family="table-cell" style:parent-style-name="Default" style:data-style-name="N0">
      <style:table-cell-properties fo:border-top="none" fo:border-bottom="none" fo:border-left="2pt solid #000000" fo:border-right="2pt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0" style:family="table-cell" style:parent-style-name="Default" style:data-style-name="N0">
      <style:table-cell-properties fo:border-top="none" fo:border-bottom="2pt solid #000000" fo:border-left="2pt solid #000000" fo:border-right="2pt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1" style:family="table-cell" style:parent-style-name="Default" style:data-style-name="N30">
      <style:table-cell-properties fo:border-top="2pt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2" style:family="table-cell" style:parent-style-name="Default" style:data-style-name="N30">
      <style:table-cell-properties fo:border-top="thin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3" style:family="table-cell" style:parent-style-name="Default" style:data-style-name="N30">
      <style:table-cell-properties fo:border-top="thin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5"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86"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7"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88" style:family="table-cell" style:parent-style-name="Default" style:data-style-name="N0">
      <style:table-cell-properties fo:border="thin solid #000000" fo:background-color="transparent"/>
    </style:style>
    <style:style style:name="ce89" style:family="table-cell" style:parent-style-name="Default" style:data-style-name="N0">
      <style:table-cell-properties fo:border="thin solid #000000" style:vertical-align="top" fo:wrap-option="wrap" fo:background-color="#FAC090" style:repeat-content="false"/>
      <style:paragraph-properties fo:text-align="start" fo:margin-left="0cm"/>
    </style:style>
    <style:style style:name="ce90"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T1" style:family="text" style:parent-style-name="Default">
      <style:text-properties fo:color="#7030A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08cm"/>
    </style:style>
    <style:style style:name="co3" style:family="table-column">
      <style:table-column-properties fo:break-before="auto" style:column-width="7.381875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14.4pt" style:use-optimal-row-height="true" fo:break-before="auto"/>
    </style:style>
    <style:style style:name="ro3" style:family="table-row">
      <style:table-row-properties style:row-height="13.8pt" style:use-optimal-row-height="tru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39.6pt" style:use-optimal-row-height="true" fo:break-before="auto"/>
    </style:style>
    <style:style style:name="ro8" style:family="table-row">
      <style:table-row-properties style:row-height="26.4pt" style:use-optimal-row-height="true" fo:break-before="auto"/>
    </style:style>
    <style:style style:name="ro9" style:family="table-row">
      <style:table-row-properties style:row-height="52.8pt" style:use-optimal-row-height="true" fo:break-before="auto"/>
    </style:style>
    <style:style style:name="ro10" style:family="table-row">
      <style:table-row-properties style:row-height="66pt" style:use-optimal-row-height="true" fo:break-before="auto"/>
    </style:style>
    <style:style style:name="ro11" style:family="table-row">
      <style:table-row-properties style:row-height="92.4pt" style:use-optimal-row-height="true" fo:break-before="auto"/>
    </style:style>
    <style:style style:name="ro12" style:family="table-row">
      <style:table-row-properties style:row-height="54pt" style:use-optimal-row-height="false" fo:break-before="auto"/>
    </style:style>
    <style:style style:name="ro13" style:family="table-row">
      <style:table-row-properties style:row-height="27.75pt" style:use-optimal-row-height="false" fo:break-before="auto"/>
    </style:style>
    <style:style style:name="ro14" style:family="table-row">
      <style:table-row-properties style:row-height="118.8pt" style:use-optimal-row-height="true" fo:break-before="auto"/>
    </style:style>
    <style:style style:name="ro15" style:family="table-row">
      <style:table-row-properties style:row-height="79.2pt" style:use-optimal-row-height="true" fo:break-before="auto"/>
    </style:style>
    <style:style style:name="ro16" style:family="table-row">
      <style:table-row-properties style:row-height="132pt" style:use-optimal-row-height="true" fo:break-before="auto"/>
    </style:style>
    <style:style style:name="ro17" style:family="table-row">
      <style:table-row-properties style:row-height="171.6pt" style:use-optimal-row-height="true" fo:break-before="auto"/>
    </style:style>
    <style:style style:name="ro18" style:family="table-row">
      <style:table-row-properties style:row-height="145.2pt" style:use-optimal-row-height="true" fo:break-before="auto"/>
    </style:style>
    <style:style style:name="ro19" style:family="table-row">
      <style:table-row-properties style:row-height="198pt" style:use-optimal-row-height="true" fo:break-before="auto"/>
    </style:style>
    <style:style style:name="ro20" style:family="table-row">
      <style:table-row-properties style:row-height="105.6pt" style:use-optimal-row-height="true" fo:break-before="auto"/>
    </style:style>
    <style:style style:name="ro21" style:family="table-row">
      <style:table-row-properties style:row-height="211.2pt" style:use-optimal-row-height="true" fo:break-before="auto"/>
    </style:style>
    <style:style style:name="ro22" style:family="table-row">
      <style:table-row-properties style:row-height="264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224.4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237.6pt" style:use-optimal-row-height="true" fo:break-before="auto"/>
    </style:style>
    <style:style style:name="ro27" style:family="table-row">
      <style:table-row-properties style:row-height="158.4pt" style:use-optimal-row-height="true" fo:break-before="auto"/>
    </style:style>
    <style:style style:name="ro28" style:family="table-row">
      <style:table-row-properties style:row-height="250.8pt" style:use-optimal-row-height="true" fo:break-before="auto"/>
    </style:style>
    <style:style style:name="ro29" style:family="table-row">
      <style:table-row-properties style:row-height="159pt" style:use-optimal-row-height="false" fo:break-before="auto"/>
    </style:style>
    <style:style style:name="ro30" style:family="table-row">
      <style:table-row-properties style:row-height="80.4pt" style:use-optimal-row-height="false" fo:break-before="auto"/>
    </style:style>
    <style:style style:name="ro31" style:family="table-row">
      <style:table-row-properties style:row-height="69.75pt" style:use-optimal-row-height="false" fo:break-before="auto"/>
    </style:style>
    <style:style style:name="ro32" style:family="table-row">
      <style:table-row-properties style:row-height="13.2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8"/>
        <table:table-column table:style-name="co8" table:number-columns-repeated="16377" table:default-cell-style-name="ce7"/>
        <table:table-row table:style-name="ro1">
          <table:table-cell office:value-type="string" table:style-name="ce2">
            <text:p>Doc Revision</text:p>
          </table:table-cell>
          <table:table-cell office:value-type="float" office:value="4" table:style-name="ce3">
            <text:p>4.0</text:p>
          </table:table-cell>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2">
          <table:table-cell table:style-name="ce7"/>
          <table:table-cell table:style-name="ce9"/>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3">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16377" table:style-name="ce7"/>
        </table:table-row>
        <table:table-row table:style-name="ro4">
          <table:table-cell office:value-type="string" table:style-name="ce10">
            <text:p>KEY:</text:p>
          </table:table-cell>
          <table:table-cell office:value-type="string" table:number-columns-spanned="2" table:number-rows-spanned="1" table:style-name="ce76">
            <text:p>Fully implemented or partial implemented test. (partial missing E2E componen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7">
            <text:p>TBD/Unknown/Define test at later dat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8">
            <text:p>Intel plans on implementing</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9">
            <text:p>Not yet Implemented/Community will develop these tes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80">
            <text:p>Test logic must code RunnableCoreTest() to be an optional test cas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number-rows-repeated="2" table:style-name="ro5">
          <table:table-cell table:style-name="ce12"/>
          <table:table-cell table:number-columns-repeated="2" table:style-name="ce7"/>
          <table:table-cell table:style-name="ce5"/>
          <table:table-cell table:content-validation-name="val1" table:style-name="ce6"/>
          <table:table-cell table:style-name="ce7"/>
          <table:table-cell table:style-name="ce11"/>
          <table:table-cell table:number-columns-repeated="16377" table:style-name="ce1"/>
        </table:table-row>
        <table:table-row table:style-name="ro1">
          <table:table-cell office:value-type="string" table:style-name="ce13">
            <text:p>Definitions:</text:p>
          </table:table-cell>
          <table:table-cell office:value-type="string" table:style-name="ce14">
            <text:p>E2E</text:p>
          </table:table-cell>
          <table:table-cell office:value-type="string" table:number-columns-spanned="3" table:number-rows-spanned="1" table:style-name="ce81">
            <text:p>End-to-End Data Protection</text:p>
          </table:table-cell>
          <table:covered-table-cell table:number-columns-repeated="2"/>
          <table:table-cell table:style-name="ce7"/>
          <table:table-cell table:style-name="ce11"/>
          <table:table-cell table:number-columns-repeated="16377" table:style-name="ce1"/>
        </table:table-row>
        <table:table-row table:style-name="ro4">
          <table:table-cell table:style-name="ce12"/>
          <table:table-cell office:value-type="string" table:style-name="ce15">
            <text:p>Bare Namespace</text:p>
          </table:table-cell>
          <table:table-cell office:value-type="string" table:number-columns-spanned="3" table:number-rows-spanned="1" table:style-name="ce82">
            <text:p>Namespaces supporting no meta data, and E2E is disabled; Implies: Identify.LBAF[Identify.FLBAS].MS=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Meta Namespace</text:p>
          </table:table-cell>
          <table:table-cell office:value-type="string" table:number-columns-spanned="3" table:number-rows-spanned="1" table:style-name="ce82">
            <text:p>Namespaces supporting meta data, and E2E is dis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E2E Namespace</text:p>
          </table:table-cell>
          <table:table-cell office:value-type="string" table:number-columns-spanned="3" table:number-rows-spanned="1" table:style-name="ce82">
            <text:p>Namepspaces supporting meta data, and E2E is en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dword++, dwordK</text:p>
          </table:table-cell>
          <table:table-cell office:value-type="string" table:number-columns-spanned="3" table:number-rows-spanned="1" table:style-name="ce82">
            <text:p>Incrementing dword (32b) data pattern, Constant dword (32b) data pattern</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word++, workK</text:p>
          </table:table-cell>
          <table:table-cell office:value-type="string" table:number-columns-spanned="3" table:number-rows-spanned="1" table:style-name="ce82">
            <text:p>Incrementing word (16b) data pattern, Constant word (16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office:value-type="string" table:style-name="ce16">
            <text:p>byte++, byteK</text:p>
          </table:table-cell>
          <table:table-cell office:value-type="string" table:number-columns-spanned="3" table:number-rows-spanned="1" table:style-name="ce83">
            <text:p>Incrementing byte (8b) data pattern, Constant byte (8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table:style-name="ce7"/>
          <table:table-cell table:number-columns-repeated="3" table:style-name="ce4"/>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4">
          <table:table-cell office:value-type="string" table:style-name="ce17">
            <text:p>Group Name</text:p>
          </table:table-cell>
          <table:table-cell office:value-type="string" table:style-name="ce17">
            <text:p>Group Purpose; Place in group hdr file</text:p>
          </table:table-cell>
          <table:table-cell office:value-type="string" table:style-name="ce18">
            <text:p>Tests</text:p>
          </table:table-cell>
          <table:table-cell office:value-type="string" table:style-name="ce19">
            <text:p>Compliance String</text:p>
          </table:table-cell>
          <table:table-cell office:value-type="string" table:content-validation-name="val1" table:style-name="ce20">
            <text:p>Short Description</text:p>
          </table:table-cell>
          <table:table-cell office:value-type="string" table:style-name="ce17">
            <text:p>Long Description</text:p>
          </table:table-cell>
          <table:table-cell office:value-type="string" table:style-name="ce21">
            <text:p>Special Notes</text:p>
          </table:table-cell>
          <table:table-cell table:number-columns-repeated="16377" table:style-name="ce22"/>
        </table:table-row>
        <table:table-row table:style-name="ro6">
          <table:table-cell office:value-type="string" table:style-name="ce23">
            <text:p>GrpInformative</text:p>
          </table:table-cell>
          <table:table-cell office:value-type="string" table:number-columns-spanned="1" table:number-rows-spanned="4" table:style-name="ce84">
            <text:p>To gather constant operating metrics from the DUT, dump that data and perhaps make it available to the gInformative singleton</text:p>
          </table:table-cell>
          <table:table-cell office:value-type="string" table:style-name="ce25">
            <text:p>DumpRegisters_r10b</text:p>
          </table:table-cell>
          <table:table-cell office:value-type="string" table:style-name="ce26">
            <text:p>revision 1.0b, section 2</text:p>
          </table:table-cell>
          <table:table-cell office:value-type="string" table:content-validation-name="val1" table:style-name="ce27">
            <text:p>Dump all registers</text:p>
          </table:table-cell>
          <table:table-cell office:value-type="string" table:style-name="ce27">
            <text:p>Dumps the value of every register, to 2 separate files</text:p>
          </table:table-cell>
          <table:table-cell table:style-name="ce28"/>
          <table:table-cell table:number-columns-repeated="16377" table:style-name="ce29"/>
        </table:table-row>
        <table:table-row-group>
          <table:table-row table:style-name="ro7">
            <table:table-cell table:style-name="ce30"/>
            <table:covered-table-cell/>
            <table:table-cell office:value-type="string" table:style-name="ce31">
              <text:p>CreateACQASQ_r10b</text:p>
            </table:table-cell>
            <table:table-cell office:value-type="string" table:style-name="ce32">
              <text:p>revision 1.0b, section 7</text:p>
            </table:table-cell>
            <table:table-cell office:value-type="string" table:content-validation-name="val1" table:style-name="ce33">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29"/>
          </table:table-row>
          <table:table-row table:style-name="ro8">
            <table:table-cell table:style-name="ce30"/>
            <table:covered-table-cell/>
            <table:table-cell office:value-type="string" table:style-name="ce31">
              <text:p>DumpIdentifyData_r10b</text:p>
            </table:table-cell>
            <table:table-cell office:value-type="string" table:style-name="ce35">
              <text:p>revision 1.0b, section 7</text:p>
            </table:table-cell>
            <table:table-cell office:value-type="string" table:content-validation-name="val1" table:style-name="ce36">
              <text:p>Issue the identify cmd</text:p>
            </table:table-cell>
            <table:table-cell office:value-type="string" table:style-name="ce37">
              <text:p>Issue the identify cmd to the ASQ. Request both controller and all namspc pages. Dump this data to the log directory.</text:p>
            </table:table-cell>
            <table:table-cell table:style-name="ce28"/>
            <table:table-cell table:number-columns-repeated="16377" table:style-name="ce29"/>
          </table:table-row>
          <table:table-row table:style-name="ro7">
            <table:table-cell table:style-name="ce30"/>
            <table:covered-table-cell/>
            <table:table-cell office:value-type="string" table:style-name="ce31">
              <text:p>DumpGetFeatures_r10b</text:p>
            </table:table-cell>
            <table:table-cell office:value-type="string" table:style-name="ce32">
              <text:p>revision 1.0b, section 7</text:p>
            </table:table-cell>
            <table:table-cell office:value-type="string" table:content-validation-name="val1" table:style-name="ce34">
              <text:p>Issue the get features cmd</text:p>
            </table:table-cell>
            <table:table-cell office:value-type="string" table:style-name="ce34">
              <text:p>Issue the get features cmd to the ASQ. Request various feature identifiers which are deemed important enough to retrieve for all tests to view easily.</text:p>
            </table:table-cell>
            <table:table-cell table:style-name="ce28"/>
            <table:table-cell table:number-columns-repeated="16377" table:style-name="ce29"/>
          </table:table-row>
        </table:table-row-group>
        <table:table-row table:style-name="ro9">
          <table:table-cell office:value-type="string" table:style-name="ce24">
            <text:p>GrpPciRegisters</text:p>
          </table:table-cell>
          <table:table-cell office:value-type="string" table:style-name="ce24">
            <text:p>Verify valid operation of the PCI register space</text:p>
          </table:table-cell>
          <table:table-cell office:value-type="string" table:style-name="ce38">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24">
            <text:p>revision 1.0b, section 2</text:p>
          </table:table-cell>
          <table:table-cell office:value-type="string" table:content-validation-name="val1" table:style-name="ce34">
            <text:p>Validate all PCI registers syntactically</text:p>
          </table:table-cell>
          <table:table-cell office:value-type="string" table:style-name="ce24">
            <text:p>Validates the following; the RO fields which are not implementation specific contain default values; The RO fields cannot be written; All ASCII fields only contain chars 0x20 to 0x7e.</text:p>
          </table:table-cell>
          <table:table-cell table:style-name="ce39"/>
          <table:table-cell table:number-columns-repeated="16377" table:style-name="ce1"/>
        </table:table-row>
        <table:table-row table:style-name="ro9">
          <table:table-cell office:value-type="string" table:style-name="ce40">
            <text:p>GrpCtrlRegisters</text:p>
          </table:table-cell>
          <table:table-cell office:value-type="string" table:number-columns-spanned="1" table:number-rows-spanned="2" table:style-name="ce84">
            <text:p>Verify valid operation of the ctrl'r register space</text:p>
          </table:table-cell>
          <table:table-cell office:value-type="string" table:style-name="ce41">
            <text:p>AllCtrlrRegs_r10b</text:p>
          </table:table-cell>
          <table:table-cell office:value-type="string" table:style-name="ce24">
            <text:p>revision 1.0b, section 3</text:p>
          </table:table-cell>
          <table:table-cell office:value-type="string" table:content-validation-name="val1" table:style-name="ce42">
            <text:p>Validate all controller registers syntactically</text:p>
          </table:table-cell>
          <table:table-cell office:value-type="string" table:style-name="ce40">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43"/>
        </table:table-row>
        <table:table-row-group>
          <table:table-row table:style-name="ro10">
            <table:table-cell table:style-name="ce44"/>
            <table:covered-table-cell/>
            <table:table-cell office:value-type="string" table:style-name="ce41">
              <text:p>CtrlrResetDefaults_r10b</text:p>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table:table-cell>
            <table:table-cell office:value-type="string" table:style-name="ce24">
              <text:p>revision 1.0b, section 3</text:p>
            </table:table-cell>
            <table:table-cell office:value-type="string" table:content-validation-name="val1" table:style-name="ce42">
              <text:p>Verify approp registers are reset to default values</text:p>
            </table:table-cell>
            <table:table-cell office:value-type="string" table:style-name="ce40">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28"/>
            <table:table-cell table:number-columns-repeated="16377" table:style-name="ce43"/>
          </table:table-row>
        </table:table-row-group>
        <table:table-row table:style-name="ro7">
          <table:table-cell office:value-type="string" table:style-name="ce45">
            <text:p>GrpBasicInit</text:p>
          </table:table-cell>
          <table:table-cell office:value-type="string" table:number-columns-spanned="1" table:number-rows-spanned="13" table:style-name="ce84">
            <text:p>Verify basic initialization tasks that new hardware will desire to perform for a quick power up general health and quick understanding as to rudimentary features.</text:p>
          </table:table-cell>
          <table:table-cell office:value-type="string" table:style-name="ce31">
            <text:p>CreateACQASQ_r10b</text:p>
          </table:table-cell>
          <table:table-cell office:value-type="string" table:style-name="ce24">
            <text:p>revision 1.0b, section 7</text:p>
          </table:table-cell>
          <table:table-cell office:value-type="string" table:content-validation-name="val1" table:style-name="ce40">
            <text:p>Create an ACQ &amp; ASQ</text:p>
          </table:table-cell>
          <table:table-cell office:value-type="string" table:style-name="ce40">
            <text:p>Create ACQ &amp; ASQ kernel objects with group lifespan. Report this data to the log directory filename: CreateACQASQ_r10b</text:p>
          </table:table-cell>
          <table:table-cell table:style-name="ce39"/>
          <table:table-cell table:number-columns-repeated="16377" table:style-name="ce1"/>
        </table:table-row>
        <table:table-row-group>
          <table:table-row table:style-name="ro7">
            <table:table-cell table:style-name="ce46"/>
            <table:covered-table-cell/>
            <table:table-cell office:value-type="string" table:style-name="ce31">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24">
              <text:p>revision 1.0b, section 7</text:p>
            </table:table-cell>
            <table:table-cell office:value-type="string" table:content-validation-name="val1" table:style-name="ce40">
              <text:p>Create contiguous IOCQ(poll) and IOSQ's</text:p>
            </table:table-cell>
            <table:table-cell office:value-type="string" table:style-name="ce40">
              <text:p>Issue the admin cmds Create 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Poll_r10b</text:p>
            </table:table-cell>
            <table:table-cell office:value-type="string" table:style-name="ce24">
              <text:p>revision 1.0b, section 7</text:p>
            </table:table-cell>
            <table:table-cell office:value-type="string" table:content-validation-name="val1" table:style-name="ce40">
              <text:p>Create discontiguous IOCQ(poll) and IOSQ's</text:p>
            </table:table-cell>
            <table:table-cell office:value-type="string" table:style-name="ce40">
              <text:p>Issue the admin cmds Create dis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WriteDataPat_r10b</text:p>
            </table:table-cell>
            <table:table-cell office:value-type="string" table:style-name="ce24">
              <text:p>revision 1.0b, section 6</text:p>
            </table:table-cell>
            <table:table-cell office:value-type="string" table:content-validation-name="val1" table:style-name="ce40">
              <text:p>Write a well known data pattern to media</text:p>
            </table:table-cell>
            <table:table-cell office:value-type="string" table:style-name="ce40">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VerifyDataPat_r10b</text:p>
            </table:table-cell>
            <table:table-cell office:value-type="string" table:style-name="ce24">
              <text:p>revision 1.0b, section 6</text:p>
            </table:table-cell>
            <table:table-cell office:value-type="string" table:content-validation-name="val1" table:style-name="ce40">
              <text:p>Verify a well known data pattern from media</text:p>
            </table:table-cell>
            <table:table-cell office:value-type="string" table:style-name="ce40">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Contig_r10b</text:p>
            </table:table-cell>
            <table:table-cell office:value-type="string" table:style-name="ce24">
              <text:p>revision 1.0b, section 7</text:p>
            </table:table-cell>
            <table:table-cell office:value-type="string" table:content-validation-name="val1" table:style-name="ce40">
              <text:p>Delete contiguous IOCQ and IOSQ's</text:p>
            </table:table-cell>
            <table:table-cell office:value-type="string" table:style-name="ce40">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Discontig_r10b</text:p>
            </table:table-cell>
            <table:table-cell office:value-type="string" table:style-name="ce24">
              <text:p>revision 1.0b, section 7</text:p>
            </table:table-cell>
            <table:table-cell office:value-type="string" table:content-validation-name="val1" table:style-name="ce40">
              <text:p>Delete discontiguous IOCQ and IOSQ's</text:p>
            </table:table-cell>
            <table:table-cell office:value-type="string" table:style-name="ce40">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ContigIRQ_r10b</text:p>
            </table:table-cell>
            <table:table-cell office:value-type="string" table:style-name="ce24">
              <text:p>revision 1.0b, section 7</text:p>
            </table:table-cell>
            <table:table-cell office:value-type="string" table:content-validation-name="val1" table:style-name="ce40">
              <text:p>Create contiguous IOCQ(IRQ) and IOSQ's</text:p>
            </table:table-cell>
            <table:table-cell office:value-type="string" table:style-name="ce40">
              <text:p>Issue the admin cmds Create 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IRQ_r10b</text:p>
            </table:table-cell>
            <table:table-cell office:value-type="string" table:style-name="ce24">
              <text:p>revision 1.0b, section 7</text:p>
            </table:table-cell>
            <table:table-cell office:value-type="string" table:content-validation-name="val1" table:style-name="ce40">
              <text:p>Create discontiguous IOCQ(IRQ) and IOSQ's</text:p>
            </table:table-cell>
            <table:table-cell office:value-type="string" table:style-name="ce40">
              <text:p>Issue the admin cmds Create dis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2">
            <table:table-cell table:style-name="ce46"/>
            <table:covered-table-cell/>
            <table:table-cell office:value-type="string" table:style-name="ce31">
              <text:p>WriteDataPat_r10b</text:p>
            </table:table-cell>
            <table:table-cell office:value-type="string" table:number-columns-spanned="3" table:number-rows-spanned="1" table:style-name="ce85">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VerifyDataPat_r10b</text:p>
            </table:table-cell>
            <table:table-cell office:value-type="string" table:number-columns-spanned="3" table:number-rows-spanned="1" table:style-name="ce85">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Contig_r10b</text:p>
            </table:table-cell>
            <table:table-cell office:value-type="string" table:number-columns-spanned="3" table:number-rows-spanned="1" table:style-name="ce85">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Discontig_r10b</text:p>
            </table:table-cell>
            <table:table-cell office:value-type="string" table:number-columns-spanned="3" table:number-rows-spanned="1" table:style-name="ce85">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group>
        <table:table-row table:style-name="ro12">
          <table:table-cell office:value-type="string" table:style-name="ce45">
            <text:p>GrpResets</text:p>
          </table:table-cell>
          <table:table-cell office:value-type="string" table:number-columns-spanned="1" table:number-rows-spanned="2" table:style-name="ce84">
            <text:p>All reset related testing will be grouped within</text:p>
          </table:table-cell>
          <table:table-cell office:value-type="string" table:style-name="ce41">
            <text:p>CtrlrResetIOQDeleted</text:p>
          </table:table-cell>
          <table:table-cell office:value-type="string" table:style-name="ce24">
            <text:p>revision 1.0b, section 7</text:p>
          </table:table-cell>
          <table:table-cell office:value-type="string" table:content-validation-name="val1" table:style-name="ce33">
            <text:p>Ctrlr resets cause IOSQ &amp; IOCQ's to be deleted</text:p>
          </table:table-cell>
          <table:table-cell office:value-type="string" table:style-name="ce40">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39"/>
          <table:table-cell table:number-columns-repeated="16377" table:style-name="ce1"/>
        </table:table-row>
        <table:table-row-group>
          <table:table-row table:style-name="ro13">
            <table:table-cell table:style-name="ce47"/>
            <table:covered-table-cell/>
            <table:table-cell office:value-type="string" table:style-name="ce41">
              <text:p>CtrlrResetNotEffectAdminQ</text:p>
            </table:table-cell>
            <table:table-cell office:value-type="string" table:style-name="ce24">
              <text:p>revision 1.0b, section 5</text:p>
            </table:table-cell>
            <table:table-cell office:value-type="string" table:content-validation-name="val1" table:style-name="ce33">
              <text:p>Ctrlr resets do not affect ACQ or ASQ.</text:p>
            </table:table-cell>
            <table:table-cell office:value-type="string" table:style-name="ce40">
              <text:p>Create ACQ &amp; ASQ, cause (CC.EN=0), then re-enable ctrlr, verify the admin Q's are still operation by sending an Identify and verifying it completes successfully.</text:p>
            </table:table-cell>
            <table:table-cell table:style-name="ce39"/>
            <table:table-cell table:number-columns-repeated="16377" table:style-name="ce1"/>
          </table:table-row>
        </table:table-row-group>
        <table:table-row table:style-name="ro9">
          <table:table-cell office:value-type="string" table:style-name="ce45">
            <text:p>GrpGeneralCmds</text:p>
          </table:table-cell>
          <table:table-cell office:value-type="string" table:number-columns-spanned="1" table:number-rows-spanned="4" table:style-name="ce86">
            <text:p>To test a command's features that are common to all command sets.</text:p>
          </table:table-cell>
          <table:table-cell office:value-type="string" table:style-name="ce41">
            <text:p>CIDAcceptedASQ_r10b</text:p>
          </table:table-cell>
          <table:table-cell office:value-type="string" table:style-name="ce49">
            <text:p>revision 1.0b, section 4</text:p>
          </table:table-cell>
          <table:table-cell office:value-type="string" table:content-validation-name="val1" table:style-name="ce50">
            <text:p>Verify all CID values are accepted in ASQ</text:p>
          </table:table-cell>
          <table:table-cell office:value-type="string" table:style-name="ce51">
            <text:p>Issue Identify cmd (65536 + 1) times and verify that the dnvme assigned CID value is unique each time. Each command must completed in success and be reaped from the ACQ.</text:p>
          </table:table-cell>
          <table:table-cell table:style-name="ce39"/>
          <table:table-cell table:number-columns-repeated="16377" table:style-name="ce1"/>
        </table:table-row>
        <table:table-row-group>
          <table:table-row table:style-name="ro14">
            <table:table-cell table:style-name="ce47"/>
            <table:covered-table-cell/>
            <table:table-cell office:value-type="string" table:style-name="ce41">
              <text:p>CIDAcceptedIOSQ_r10b</text:p>
            </table:table-cell>
            <table:table-cell office:value-type="string" table:style-name="ce49">
              <text:p>revision 1.0b, section 4</text:p>
            </table:table-cell>
            <table:table-cell office:value-type="string" table:content-validation-name="val1" table:style-name="ce50">
              <text:p>Verify all CID values accepted in IOSQ's</text:p>
            </table:table-cell>
            <table:table-cell office:value-type="string" table:style-name="ce40">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39"/>
            <table:table-cell table:number-columns-repeated="16377" table:style-name="ce1"/>
          </table:table-row>
          <table:table-row table:style-name="ro9">
            <table:table-cell table:style-name="ce47"/>
            <table:covered-table-cell/>
            <table:table-cell office:value-type="string" table:style-name="ce41">
              <text:p>IllegalAdminCmds_r10b</text:p>
            </table:table-cell>
            <table:table-cell office:value-type="string" table:style-name="ce49">
              <text:p>revision 1.0b, section 5</text:p>
            </table:table-cell>
            <table:table-cell office:value-type="string" table:content-validation-name="val1" table:style-name="ce50">
              <text:p>Issue illegal admin cmd set opcodes</text:p>
            </table:table-cell>
            <table:table-cell office:value-type="string" table:style-name="ce51">
              <text:p>Don't test vendor specific opcodes, then determine all supported admin cmds based upon the admin cmd set and issue all other illegal opcodes. <text:s/>Verify status code in the CE of ACQ is 1h.</text:p>
            </table:table-cell>
            <table:table-cell table:style-name="ce39"/>
            <table:table-cell table:number-columns-repeated="16377" table:style-name="ce1"/>
          </table:table-row>
          <table:table-row table:style-name="ro7">
            <table:table-cell table:style-name="ce47"/>
            <table:covered-table-cell/>
            <table:table-cell office:value-type="string" table:style-name="ce41">
              <text:p>IllegalNVMCmds_r10b</text:p>
            </table:table-cell>
            <table:table-cell office:value-type="string" table:style-name="ce49">
              <text:p>revision 1.0b, section 6</text:p>
            </table:table-cell>
            <table:table-cell office:value-type="string" table:content-validation-name="val1" table:style-name="ce50">
              <text:p>Issue illegal nvm cmd set opcodes</text:p>
            </table:table-cell>
            <table:table-cell office:value-type="string" table:style-name="ce51">
              <text:p>Don't test vendor specific opcodes, then determine all supported NVM cmds and issue all other illegal opcodes. <text:s/>Verify status code in the CE of IOCQ is 1h.</text:p>
            </table:table-cell>
            <table:table-cell table:style-name="ce39"/>
            <table:table-cell table:number-columns-repeated="16377" table:style-name="ce1"/>
          </table:table-row>
        </table:table-row-group>
        <table:table-row table:style-name="ro15">
          <table:table-cell office:value-type="string" table:style-name="ce45">
            <text:p>GrpQueues</text:p>
          </table:table-cell>
          <table:table-cell office:value-type="string" table:number-columns-spanned="1" table:number-rows-spanned="15" table:style-name="ce84">
            <text:p>Validate general queue functionality.</text:p>
          </table:table-cell>
          <table:table-cell office:value-type="string" table:style-name="ce52">
            <text:p>InitialStateAdmin_r10b</text:p>
          </table:table-cell>
          <table:table-cell office:value-type="string" table:style-name="ce48">
            <text:p>revision 1.0b, section 4</text:p>
          </table:table-cell>
          <table:table-cell office:value-type="string" table:content-validation-name="val1" table:style-name="ce50">
            <text:p>Validate new ASQ/ACQ pointer initial states</text:p>
          </table:table-cell>
          <table:table-cell office:value-type="string" table:style-name="ce40">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39"/>
          <table:table-cell table:number-columns-repeated="16377" table:style-name="ce1"/>
        </table:table-row>
        <table:table-row-group>
          <table:table-row table:style-name="ro10">
            <table:table-cell table:style-name="ce53"/>
            <table:covered-table-cell/>
            <table:table-cell office:value-type="string" table:style-name="ce54">
              <text:p>AdminQRollChkSame_r10b</text:p>
            </table:table-cell>
            <table:table-cell office:value-type="string" table:style-name="ce48">
              <text:p>revision 1.0b, section 4</text:p>
            </table:table-cell>
            <table:table-cell office:value-type="string" table:content-validation-name="val1" table:style-name="ce50">
              <text:p>Validate admin Q doorbell rollover when Q's same size</text:p>
            </table:table-cell>
            <table:table-cell office:value-type="string" table:style-name="ce40">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39"/>
            <table:table-cell table:number-columns-repeated="16377" table:style-name="ce1"/>
          </table:table-row>
          <table:table-row table:style-name="ro14">
            <table:table-cell table:style-name="ce53"/>
            <table:covered-table-cell/>
            <table:table-cell office:value-type="string" table:style-name="ce54">
              <text:p>AdminQRollChkDiff_r10b</text:p>
            </table:table-cell>
            <table:table-cell office:value-type="string" table:style-name="ce48">
              <text:p>revision 1.0b, section 4</text:p>
            </table:table-cell>
            <table:table-cell office:value-type="string" table:content-validation-name="val1" table:style-name="ce50">
              <text:p>Validate admin Q doorbell rollover when Q's different size</text:p>
            </table:table-cell>
            <table:table-cell office:value-type="string" table:style-name="ce40">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39"/>
            <table:table-cell table:number-columns-repeated="16377" table:style-name="ce1"/>
          </table:table-row>
          <table:table-row table:style-name="ro16">
            <table:table-cell table:style-name="ce53"/>
            <table:covered-table-cell/>
            <table:table-cell office:value-type="string" table:style-name="ce54">
              <text:p>IOQRollChkSame_r10b</text:p>
            </table:table-cell>
            <table:table-cell office:value-type="string" table:style-name="ce48">
              <text:p>revision 1.0b, section 4</text:p>
            </table:table-cell>
            <table:table-cell office:value-type="string" table:content-validation-name="val1" table:style-name="ce50">
              <text:p>Validate IOQ doorbell rollover when IOQ's same size</text:p>
            </table:table-cell>
            <table:table-cell office:value-type="string" table:style-name="ce40">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39"/>
            <table:table-cell table:number-columns-repeated="16377" table:style-name="ce1"/>
          </table:table-row>
          <table:table-row table:style-name="ro17">
            <table:table-cell table:style-name="ce53"/>
            <table:covered-table-cell/>
            <table:table-cell office:value-type="string" table:style-name="ce54">
              <text:p>IOQRollChkDiff_r10b</text:p>
            </table:table-cell>
            <table:table-cell office:value-type="string" table:style-name="ce48">
              <text:p>revision 1.0b, section 4</text:p>
            </table:table-cell>
            <table:table-cell office:value-type="string" table:content-validation-name="val1" table:style-name="ce50">
              <text:p>Validate IOQ doorbell rollover when IOQ's different size</text:p>
            </table:table-cell>
            <table:table-cell office:value-type="string" table:style-name="ce40">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nySQtoCQAssoc_r10b</text:p>
            </table:table-cell>
            <table:table-cell office:value-type="string" table:style-name="ce48">
              <text:p>revision 1.0b, section 4</text:p>
            </table:table-cell>
            <table:table-cell office:value-type="string" table:content-validation-name="val1" table:style-name="ce50">
              <text:p>Create many IOSQ to IOCQ associations.</text:p>
            </table:table-cell>
            <table:table-cell office:value-type="string" table:style-name="ce40">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39"/>
            <table:table-cell table:number-columns-repeated="16377" table:style-name="ce1"/>
          </table:table-row>
          <table:table-row table:style-name="ro15">
            <table:table-cell table:style-name="ce55"/>
            <table:covered-table-cell/>
            <table:table-cell office:value-type="string" table:style-name="ce56">
              <text:p>AdminQFull_r10b</text:p>
            </table:table-cell>
            <table:table-cell office:value-type="string" table:style-name="ce48">
              <text:p>revision 1.0b, section 4</text:p>
            </table:table-cell>
            <table:table-cell office:value-type="string" table:content-validation-name="val1" table:style-name="ce50">
              <text:p>Issue cmds until both ASQ and ACQ fill up.</text:p>
            </table:table-cell>
            <table:table-cell office:value-type="string" table:style-name="ce24">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39"/>
            <table:table-cell table:number-columns-repeated="16377" table:style-name="ce1"/>
          </table:table-row>
          <table:table-row table:style-name="ro18">
            <table:table-cell table:style-name="ce55"/>
            <table:covered-table-cell/>
            <table:table-cell office:value-type="string" table:style-name="ce56">
              <text:p>IOQFull_r10b</text:p>
            </table:table-cell>
            <table:table-cell office:value-type="string" table:style-name="ce48">
              <text:p>revision 1.0b, section 4</text:p>
            </table:table-cell>
            <table:table-cell office:value-type="string" table:content-validation-name="val1" table:style-name="ce50">
              <text:p>Issue cmds until both IOSQ and IOCQ fill up.</text:p>
            </table:table-cell>
            <table:table-cell office:value-type="string" table:style-name="ce24">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39"/>
            <table:table-cell table:number-columns-repeated="16377" table:style-name="ce1"/>
          </table:table-row>
          <table:table-row table:style-name="ro11">
            <table:table-cell table:style-name="ce55"/>
            <table:covered-table-cell/>
            <table:table-cell office:value-type="string" table:style-name="ce56">
              <text:p>ManyCmdSubmit_r10b</text:p>
            </table:table-cell>
            <table:table-cell office:value-type="string" table:style-name="ce48">
              <text:p>revision 1.0b, section 4</text:p>
            </table:table-cell>
            <table:table-cell office:value-type="string" table:content-validation-name="val1" table:style-name="ce50">
              <text:p>Verify multiple cmds issued simultaneously</text:p>
            </table:table-cell>
            <table:table-cell office:value-type="string" table:style-name="ce24">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DeleteQs_r10b</text:p>
            </table:table-cell>
            <table:table-cell office:value-type="string" table:style-name="ce48">
              <text:p>revision 1.0b, section 5</text:p>
            </table:table-cell>
            <table:table-cell office:value-type="string" table:content-validation-name="val1" table:style-name="ce50">
              <text:p>Delete admin Q's with DeleteIOQ cmds</text:p>
            </table:table-cell>
            <table:table-cell office:value-type="string" table:style-name="ce24">
              <text:p>Issue DeleteIOSQ and DeleteIOCQ cmds, specify QID=0 trying to delete all admin Q's, expect status code = "Invalid Q ID"</text:p>
            </table:table-cell>
            <table:table-cell table:style-name="ce39"/>
            <table:table-cell table:number-columns-repeated="16377" table:style-name="ce1"/>
          </table:table-row>
          <table:table-row table:style-name="ro10">
            <table:table-cell table:style-name="ce55"/>
            <table:covered-table-cell/>
            <table:table-cell office:value-type="string" table:style-name="ce56">
              <text:p>IllegalCreateQs_r10b</text:p>
            </table:table-cell>
            <table:table-cell office:value-type="string" table:style-name="ce48">
              <text:p>revision 1.0b, section 5</text:p>
            </table:table-cell>
            <table:table-cell office:value-type="string" table:content-validation-name="val1" table:style-name="ce50">
              <text:p>Create admin Q's with CreateIOQ cmds</text:p>
            </table:table-cell>
            <table:table-cell office:value-type="string" table:style-name="ce24">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CreateOrder_r10b</text:p>
            </table:table-cell>
            <table:table-cell office:value-type="string" table:style-name="ce48">
              <text:p>revision 1.0b, section 4</text:p>
            </table:table-cell>
            <table:table-cell office:value-type="string" table:content-validation-name="val1" table:style-name="ce50">
              <text:p>Create IOQ's out of order</text:p>
            </table:table-cell>
            <table:table-cell office:value-type="string" table:style-name="ce24">
              <text:p>Issue Create IOSQ cmd before an IOCQ exists, thus specify an unallocated IOCQ to expect status code = "Completion Q Invalid"</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xIOQ_r10b</text:p>
            </table:table-cell>
            <table:table-cell office:value-type="string" table:style-name="ce48">
              <text:p>revision 1.0b, section 4</text:p>
            </table:table-cell>
            <table:table-cell office:value-type="string" table:content-validation-name="val1" table:style-name="ce50">
              <text:p>Create and use the max allowed IOCQ/IOSQ's</text:p>
            </table:table-cell>
            <table:table-cell office:value-type="string" table:style-name="ce24">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SQCQSizeMismatch_r10b</text:p>
            </table:table-cell>
            <table:table-cell office:value-type="string" table:style-name="ce48">
              <text:p>revision 1.0b, section 4</text:p>
            </table:table-cell>
            <table:table-cell office:value-type="string" table:content-validation-name="val1" table:style-name="ce50">
              <text:p>Create IOCQ/IOSQ pairs while mismatch Q size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 table:style-name="ro19">
            <table:table-cell table:style-name="ce47"/>
            <table:covered-table-cell/>
            <table:table-cell office:value-type="string" table:style-name="ce56">
              <text:p>QIDVariations_r10b</text:p>
            </table:table-cell>
            <table:table-cell office:value-type="string" table:style-name="ce48">
              <text:p>revision 1.0b, section 5</text:p>
            </table:table-cell>
            <table:table-cell office:value-type="string" table:content-validation-name="val1" table:style-name="ce50">
              <text:p>Vary the QID pair'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group>
        <table:table-row table:style-name="ro11">
          <table:table-cell office:value-type="string" table:style-name="ce24">
            <text:p>GrpNVMWriteCmd</text:p>
          </table:table-cell>
          <table:table-cell office:value-type="string" table:number-columns-spanned="1" table:number-rows-spanned="18" table:style-name="ce84">
            <text:p>NVM cmd set write test cases that don't require data verification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write and cause SC=LBA Out of Range on bare namspcs</text:p>
          </table:table-cell>
          <table:table-cell office:value-type="string" table:style-name="ce40">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write and cause SC=LBA Out of Range on meta namspcs</text:p>
            </table:table-cell>
            <table:table-cell office:value-type="string" table:style-name="ce40">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58"/>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write and cause SC=LBA Out of Range on E2E namspcs</text:p>
            </table:table-cell>
            <table:table-cell office:value-type="string" table:style-name="ce40">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write and cause SC=Invalid Namspc or Format</text:p>
            </table:table-cell>
            <table:table-cell office:value-type="string" table:style-name="ce24">
              <text:p>Determine Identify.NN and issue write cmd send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write cmds where each is sen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9">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21">
          <table:table-cell office:value-type="string" table:style-name="ce45">
            <text:p>GrpNVMWriteReadCombo</text:p>
          </table:table-cell>
          <table:table-cell office:value-type="string" table:number-columns-spanned="1" table:number-rows-spanned="16" table:style-name="ce87">
            <text:p>NVM cmd set write/read test cases that require data verification to detect a successful outcome.</text:p>
          </table:table-cell>
          <table:table-cell office:value-type="string" table:style-name="ce56">
            <text:p>PRPOffsetSinglePgMultiBlk_r10b</text:p>
          </table:table-cell>
          <table:table-cell office:value-type="string" table:style-name="ce48">
            <text:p>revision 1.0b, section 6</text:p>
          </table:table-cell>
          <table:table-cell office:value-type="string" table:content-validation-name="val1" table:style-name="ce50">
            <text:p>Vary buff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text:p>
          </table:table-cell>
          <table:table-cell table:number-columns-spanned="1" table:number-rows-spanned="2" table:style-name="ce88"/>
          <table:table-cell table:number-columns-repeated="16377" table:style-name="ce1"/>
        </table:table-row>
        <table:table-row-group>
          <table:table-row table:style-name="ro22">
            <table:table-cell table:style-name="ce61"/>
            <table:covered-table-cell/>
            <table:table-cell office:value-type="string" table:style-name="ce56">
              <text:p>PRP2Rsvd_r10b</text:p>
            </table:table-cell>
            <table:table-cell office:value-type="string" table:style-name="ce48">
              <text:p>revision 1.0b, section 6</text:p>
            </table:table-cell>
            <table:table-cell office:value-type="string" table:content-validation-name="val1" table:style-name="ce50">
              <text:p>Vary buff off for single-pg/multi-blk against PRP1 &amp; rand 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covered-table-cell/>
            <table:table-cell table:number-columns-repeated="16377" table:style-name="ce1"/>
          </table:table-row>
          <table:table-row table:style-name="ro17">
            <table:table-cell table:style-name="ce61"/>
            <table:covered-table-cell/>
            <table:table-cell office:value-type="string" table:style-name="ce56">
              <text:p>PRPOffsetSinglePgSingleBlk_r10b</text:p>
            </table:table-cell>
            <table:table-cell office:value-type="string" table:style-name="ce48">
              <text:p>revision 1.0b, section 6</text:p>
            </table:table-cell>
            <table:table-cell office:value-type="string" table:content-validation-name="val1" table:style-name="ce50">
              <text:p>Vary buff offset for single-page/single-blk against PRP1/PRP2.</text:p>
            </table:table-cell>
            <table:table-cell office:value-type="string" table:style-name="ce2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text:p>
            </table:table-cell>
            <table:table-cell table:style-name="ce62"/>
            <table:table-cell table:number-columns-repeated="16377" table:style-name="ce1"/>
          </table:table-row>
          <table:table-row table:style-name="ro21">
            <table:table-cell table:style-name="ce47"/>
            <table:covered-table-cell/>
            <table:table-cell office:value-type="string" table:style-name="ce56">
              <text:p>PRPOffsetSinglePgMultiBlk_r10b</text:p>
            </table:table-cell>
            <table:table-cell office:value-type="string" table:style-name="ce48">
              <text:p>revision 1.0b, section 6</text:p>
            </table:table-cell>
            <table:table-cell office:value-type="string" table:content-validation-name="val1" table:style-name="ce50">
              <text:p>Vary buff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text:p>
            </table:table-cell>
            <table:table-cell table:style-name="ce39"/>
            <table:table-cell table:number-columns-repeated="16377" table:style-name="ce1"/>
          </table:table-row>
          <table:table-row table:style-name="ro21">
            <table:table-cell table:style-name="ce47"/>
            <table:covered-table-cell/>
            <table:table-cell office:value-type="string" table:style-name="ce56">
              <text:p>PRPOffsetDualPgMultiBlk_r10b</text:p>
            </table:table-cell>
            <table:table-cell office:value-type="string" table:style-name="ce48">
              <text:p>revision 1.0b, section 6</text:p>
            </table:table-cell>
            <table:table-cell office:value-type="string" table:content-validation-name="val1" table:style-name="ce50">
              <text:p>Vary buff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table:style-name="ce39"/>
            <table:table-cell table:number-columns-repeated="16377" table:style-name="ce1"/>
          </table:table-row>
          <table:table-row table:style-name="ro21">
            <table:table-cell table:style-name="ce47"/>
            <table:covered-table-cell/>
            <table:table-cell office:value-type="string" table:style-name="ce56">
              <text:p>PRPOffsetMultiPgMultiBlk_r10b</text:p>
            </table:table-cell>
            <table:table-cell office:value-type="string" table:style-name="ce48">
              <text:p>revision 1.0b, section 6</text:p>
            </table:table-cell>
            <table:table-cell office:value-type="string" table:content-validation-name="val1" table:style-name="ce50">
              <text:p>Vary buff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table:style-name="ce39"/>
            <table:table-cell table:number-columns-repeated="16377" table:style-name="ce1"/>
          </table:table-row>
          <table:table-row table:style-name="ro20">
            <table:table-cell table:style-name="ce47"/>
            <table:covered-table-cell/>
            <table:table-cell office:value-type="string" table:style-name="ce56">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20">
            <table:table-cell table:style-name="ce47"/>
            <table:covered-table-cell/>
            <table:table-cell office:value-type="string" table:style-name="ce56">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16">
            <table:table-cell table:style-name="ce7"/>
            <table:covered-table-cell/>
            <table:table-cell office:value-type="string" table:style-name="ce56">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table:style-name="ce39"/>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table:style-name="ce39"/>
            <table:table-cell table:number-columns-repeated="16377" table:style-name="ce1"/>
          </table:table-row>
          <table:table-row table:style-name="ro23">
            <table:table-cell table:style-name="ce4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39"/>
            <table:table-cell table:number-columns-repeated="16377" table:style-name="ce1"/>
          </table:table-row>
          <table:table-row table:style-name="ro24">
            <table:table-cell table:style-name="ce4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24">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DatasetMgmt_r10b</text:p>
            </table:table-cell>
            <table:table-cell office:value-type="string" table:style-name="ce48">
              <text:p>revision 1.0b, section 6</text:p>
            </table:table-cell>
            <table:table-cell office:value-type="string" table:content-validation-name="val1" table:style-name="ce50">
              <text:p>Verify dataset mgmt operations</text:p>
            </table:table-cell>
            <table:table-cell office:value-type="string" table:style-name="ce24">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39"/>
            <table:table-cell table:number-columns-repeated="16377" table:style-name="ce1"/>
          </table:table-row>
        </table:table-row-group>
        <table:table-row table:style-name="ro11">
          <table:table-cell office:value-type="string" table:style-name="ce45">
            <text:p>GrpNVMReadCmd</text:p>
          </table:table-cell>
          <table:table-cell office:value-type="string" table:number-columns-spanned="1" table:number-rows-spanned="17" table:style-name="ce87">
            <text:p>NVM cmd set read test cases that don't require data to be written to media 1st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read and cause SC=LBA Out of Range on bare namspcs</text:p>
          </table:table-cell>
          <table:table-cell office:value-type="string" table:style-name="ce40">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read and cause SC=LBA Out of Range on meta namspcs</text:p>
            </table:table-cell>
            <table:table-cell office:value-type="string" table:style-name="ce40">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 table:style-name="ro20">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read and cause SC=LBA Out of Range on E2E namspcs</text:p>
            </table:table-cell>
            <table:table-cell office:value-type="string" table:style-name="ce40">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read and cause SC=Invalid Namspc or Format</text:p>
            </table:table-cell>
            <table:table-cell office:value-type="string" table:style-name="ce24">
              <text:p>Determine Identify.NN and issue read cmd request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read cmd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read cmds where each is rea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read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8">
          <table:table-cell office:value-type="string" table:style-name="ce45">
            <text:p>GrpNVMFlushCmd</text:p>
          </table:table-cell>
          <table:table-cell office:value-type="string" table:number-columns-spanned="1" table:number-rows-spanned="5" table:style-name="ce87">
            <text:p>NVM cmd set flush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flush and cause SC=Invalid Namspc or Format</text:p>
          </table:table-cell>
          <table:table-cell office:value-type="string" table:style-name="ce24">
            <text:p>Determine Identify.NN and issue flush cmd to all namspcs not supported by DUT, expect failure.</text:p>
          </table:table-cell>
          <table:table-cell table:style-name="ce39"/>
          <table:table-cell table:number-columns-repeated="16377" table:style-name="ce1"/>
        </table:table-row>
        <table:table-row-group>
          <table:table-row table:style-name="ro15">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Bare_r10b</text:p>
            </table:table-cell>
            <table:table-cell office:value-type="string" table:style-name="ce48">
              <text:p>revision 1.0b, section 6</text:p>
            </table:table-cell>
            <table:table-cell office:value-type="string" table:content-validation-name="val1" table:style-name="ce50">
              <text:p>Verify flush functionality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Meta_r10b</text:p>
            </table:table-cell>
            <table:table-cell office:value-type="string" table:style-name="ce48">
              <text:p>revision 1.0b, section 6</text:p>
            </table:table-cell>
            <table:table-cell office:value-type="string" table:content-validation-name="val1" table:style-name="ce50">
              <text:p>Verify flush functionality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FunctionalityE2E_r10b</text:p>
            </table:table-cell>
            <table:table-cell office:value-type="string" table:style-name="ce48">
              <text:p>revision 1.0b, section 6</text:p>
            </table:table-cell>
            <table:table-cell office:value-type="string" table:content-validation-name="val1" table:style-name="ce50">
              <text:p>Verify flush functionality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39">
              <text:p>Code reuse: this test is very similar to test case tnvme/GrpWriteReadCombo/StartingLBAE2E_r10b</text:p>
            </table:table-cell>
            <table:table-cell table:number-columns-repeated="16377" table:style-name="ce1"/>
          </table:table-row>
        </table:table-row-group>
        <table:table-row table:style-name="ro14">
          <table:table-cell office:value-type="string" table:style-name="ce24">
            <text:p>GrpNVMWriteUncorrectCmd</text:p>
          </table:table-cell>
          <table:table-cell office:value-type="string" table:number-columns-spanned="1" table:number-rows-spanned="9" table:style-name="ce89">
            <text:p>NVM cmd set write uncorrectable test cases.</text:p>
          </table:table-cell>
          <table:table-cell office:value-type="string" table:style-name="ce33">
            <text:p>LBAOutOfRange_r10b</text:p>
          </table:table-cell>
          <table:table-cell office:value-type="string" table:style-name="ce48">
            <text:p>revision 1.0b, section 4,6</text:p>
          </table:table-cell>
          <table:table-cell office:value-type="string" table:content-validation-name="val1" table:style-name="ce50">
            <text:p>Issue write-uncorrect; cause SC=LBA Out of Range</text:p>
          </table:table-cell>
          <table:table-cell office:value-type="string" table:style-name="ce40">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8">
            <table:table-cell table:style-name="ce47"/>
            <table:covered-table-cell/>
            <table:table-cell office:value-type="string" table:style-name="ce59">
              <text:p>CapacityExceed_r10b</text:p>
            </table:table-cell>
            <table:table-cell office:value-type="string" table:style-name="ce48">
              <text:p>revision 1.0b, section 4,6</text:p>
            </table:table-cell>
            <table:table-cell office:value-type="string" table:content-validation-name="val1" table:style-name="ce50">
              <text:p>Issue write-uncorrect; cause SC=Capacity Exceeded</text:p>
            </table:table-cell>
            <table:table-cell office:value-type="string" table:style-name="ce24">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39"/>
            <table:table-cell table:number-columns-repeated="16377" table:style-name="ce1"/>
          </table:table-row>
          <table:table-row table:style-name="ro25">
            <table:table-cell table:style-name="ce4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write-uncorrect and cause SC=Invalid Namspc or Format</text:p>
            </table:table-cell>
            <table:table-cell office:value-type="string" table:style-name="ce24">
              <text:p>Determine Identify.NN and issue write-uncorrect cmd at LBA 0, where DW12.NLB = 0 to all namspcs not supported by DUT, expect failure.</text:p>
            </table:table-cell>
            <table:table-cell table:style-name="ce39"/>
            <table:table-cell table:number-columns-repeated="16377" table:style-name="ce1"/>
          </table:table-row>
          <table:table-row table:style-name="ro15">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_r10b</text:p>
            </table:table-cell>
            <table:table-cell office:value-type="string" table:style-name="ce48">
              <text:p>revision 1.0b, section 6</text:p>
            </table:table-cell>
            <table:table-cell office:value-type="string" table:content-validation-name="val1" table:style-name="ce50">
              <text:p>Verify metadata ptr is not used</text:p>
            </table:table-cell>
            <table:table-cell office:value-type="string" table:style-name="ce24">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NLB_r10b</text:p>
            </table:table-cell>
            <table:table-cell office:value-type="string" table:style-name="ce48">
              <text:p>revision 1.0b, section 6</text:p>
            </table:table-cell>
            <table:table-cell office:value-type="string" table:content-validation-name="val1" table:style-name="ce50">
              <text:p>Verify all values of Number of Log Blk (NLB)</text:p>
            </table:table-cell>
            <table:table-cell office:value-type="string" table:style-name="ce24">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office:value-type="string" table:style-name="ce39">
              <text:p>Use Cmd::SetDword() function to set MPTR field.</text:p>
            </table:table-cell>
            <table:table-cell table:number-columns-repeated="16377" table:style-name="ce1"/>
          </table:table-row>
          <table:table-row table:style-name="ro20">
            <table:table-cell table:style-name="ce47"/>
            <table:covered-table-cell/>
            <table:table-cell office:value-type="string" table:style-name="ce59">
              <text:p>ValidateFuncBare_r10b</text:p>
            </table:table-cell>
            <table:table-cell office:value-type="string" table:style-name="ce48">
              <text:p>revision 1.0b, section 6</text:p>
            </table:table-cell>
            <table:table-cell office:value-type="string" table:content-validation-name="val1" table:style-name="ce50">
              <text:p>Validate functionality for bare namspcs</text:p>
            </table:table-cell>
            <table:table-cell office:value-type="string" table:style-name="ce24">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Meta_r10b</text:p>
            </table:table-cell>
            <table:table-cell office:value-type="string" table:style-name="ce48">
              <text:p>revision 1.0b, section 6</text:p>
            </table:table-cell>
            <table:table-cell office:value-type="string" table:content-validation-name="val1" table:style-name="ce50">
              <text:p>Validate functionality for meta namspcs</text:p>
            </table:table-cell>
            <table:table-cell office:value-type="string" table:style-name="ce24">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E2E_r10b</text:p>
            </table:table-cell>
            <table:table-cell office:value-type="string" table:style-name="ce48">
              <text:p>revision 1.0b, section 6</text:p>
            </table:table-cell>
            <table:table-cell office:value-type="string" table:content-validation-name="val1" table:style-name="ce50">
              <text:p>Validate functionality for E2E namspcs</text:p>
            </table:table-cell>
            <table:table-cell office:value-type="string" table:style-name="ce24">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group>
        <table:table-row table:style-name="ro8">
          <table:table-cell office:value-type="string" table:style-name="ce45">
            <text:p>GrpNVMDatasetMgmtCmd</text:p>
          </table:table-cell>
          <table:table-cell office:value-type="string" table:number-columns-spanned="1" table:number-rows-spanned="14" table:style-name="ce90">
            <text:p>NVM cmd set dataset mgmt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dataset mgmt and cause SC=Invalid Namspc or Format</text:p>
          </table:table-cell>
          <table:table-cell office:value-type="string" table:style-name="ce24">
            <text:p>Determine Identify.NN and issue dataset mgmt cmd to all namspcs not supported by DUT, expect failure.</text:p>
          </table:table-cell>
          <table:table-cell table:style-name="ce39"/>
          <table:table-cell table:number-columns-repeated="16377" table:style-name="ce1"/>
        </table:table-row>
        <table:table-row-group>
          <table:table-row table:style-name="ro20">
            <table:table-cell table:style-name="ce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table:style-name="ce39"/>
            <table:table-cell table:number-columns-repeated="16377" table:style-name="ce1"/>
          </table:table-row>
          <table:table-row table:style-name="ro26">
            <table:table-cell table:style-name="ce47"/>
            <table:covered-table-cell/>
            <table:table-cell office:value-type="string" table:style-name="ce56">
              <text:p>PRP1PRP2NR_r10b</text:p>
            </table:table-cell>
            <table:table-cell office:value-type="string" table:style-name="ce48">
              <text:p>revision 1.0b, section 6</text:p>
            </table:table-cell>
            <table:table-cell office:value-type="string" table:content-validation-name="val1" table:style-name="ce50">
              <text:p>Verify all combos of PRP1, PRP2, and Number of Ranges (NR)</text:p>
            </table:table-cell>
            <table:table-cell office:value-type="string" table:style-name="ce24">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Attributes_r10b</text:p>
            </table:table-cell>
            <table:table-cell office:value-type="string" table:style-name="ce48">
              <text:p>revision 1.0b, section 6</text:p>
            </table:table-cell>
            <table:table-cell office:value-type="string" table:content-validation-name="val1" table:style-name="ce50">
              <text:p>Verify all combinations of attributes for all ranges</text:p>
            </table:table-cell>
            <table:table-cell office:value-type="string" table:style-name="ce24">
              <text:p>Search for 1 of the following namspcs to run test. Find 1st bare namspc, or find 1st meta namspc, or find 1st E2E namspc. Create a single buffer where offset into 1st page = 0, size = 4KB; initialize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VerifyNUSE_r10b</text:p>
            </table:table-cell>
            <table:table-cell office:value-type="string" table:style-name="ce48">
              <text:p>revision 1.0b, section 6</text:p>
            </table:table-cell>
            <table:table-cell office:value-type="string" table:content-validation-name="val1" table:style-name="ce50">
              <text:p>Issue dataset mgmt single and verify NUS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text:p>
            </table:table-cell>
            <table:table-cell table:style-name="ce39"/>
            <table:table-cell table:number-columns-repeated="16377" table:style-name="ce1"/>
          </table:table-row>
          <table:table-row table:style-name="ro17">
            <table:table-cell table:style-name="ce47"/>
            <table:covered-table-cell/>
            <table:table-cell office:value-type="string" table:style-name="ce64">
              <text:p>ConflictAttribOverlap_r10b</text:p>
            </table:table-cell>
            <table:table-cell office:value-type="string" table:style-name="ce48">
              <text:p>revision 1.0b, section 6</text:p>
            </table:table-cell>
            <table:table-cell office:value-type="string" table:content-validation-name="val1" table:style-name="ce50">
              <text:p>Issue dataset mgmt overlap ranges cause SC=Conflicting Attributes</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each range has a unique X value. Always initiate the random gen with seed 7 before this test starts, and all cmds should fail.</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23">
            <table:table-cell table:style-name="ce47"/>
            <table:covered-table-cell/>
            <table:table-cell office:value-type="string" table:style-name="ce64">
              <text:p>IdenticalAttribOverlap_r10b</text:p>
            </table:table-cell>
            <table:table-cell office:value-type="string" table:style-name="ce48">
              <text:p>revision 1.0b, section 6</text:p>
            </table:table-cell>
            <table:table-cell office:value-type="string" table:content-validation-name="val1" table:style-name="ce50">
              <text:p>Issue dataset mgmt overlap ranges is allowed.</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X is identical for all reanges in each cmd issued. The next cmd issued uses the next X. Always initiate the random gen with seed 23 before this test starts, and all cmds should suceed.</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8">
            <table:table-cell table:style-name="ce47"/>
            <table:covered-table-cell/>
            <table:table-cell office:value-type="string" table:style-name="ce64">
              <text:p>Dealloc1RangeEntireLen1Addr_r10b</text:p>
            </table:table-cell>
            <table:table-cell office:value-type="string" table:style-name="ce48">
              <text:p>revision 1.0b, section 6</text:p>
            </table:table-cell>
            <table:table-cell office:value-type="string" table:content-validation-name="val1" table:style-name="ce50">
              <text:p>Deallocate 1 range, entire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4">
            <table:table-cell table:style-name="ce47"/>
            <table:covered-table-cell/>
            <table:table-cell office:value-type="string" table:style-name="ce64">
              <text:p>Dealloc1RangeVaryLen1Addr_r10b</text:p>
            </table:table-cell>
            <table:table-cell office:value-type="string" table:style-name="ce48">
              <text:p>revision 1.0b, section 6</text:p>
            </table:table-cell>
            <table:table-cell office:value-type="string" table:content-validation-name="val1" table:style-name="ce50">
              <text:p>Deallocate 1 range, vary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8">
            <table:table-cell table:style-name="ce47"/>
            <table:covered-table-cell/>
            <table:table-cell office:value-type="string" table:style-name="ce64">
              <text:p>Dealloc1RangeVaryLenVaryAddr_r10b</text:p>
            </table:table-cell>
            <table:table-cell office:value-type="string" table:style-name="ce48">
              <text:p>revision 1.0b, section 6</text:p>
            </table:table-cell>
            <table:table-cell office:value-type="string" table:content-validation-name="val1" table:style-name="ce50">
              <text:p>Deallocate 1 range, vary length, vary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7"/>
            <table:covered-table-cell/>
            <table:table-cell office:value-type="string" table:style-name="ce64">
              <text:p>DeallocVaryRangeScaleLenScaleAddr_r10b</text:p>
            </table:table-cell>
            <table:table-cell office:value-type="string" table:style-name="ce48">
              <text:p>revision 1.0b, section 6</text:p>
            </table:table-cell>
            <table:table-cell office:value-type="string" table:content-validation-name="val1" table:style-name="ce50">
              <text:p>Deallocate vary range, scale length, scale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7">
            <table:table-cell table:style-name="ce47"/>
            <table:covered-table-cell/>
            <table:table-cell office:value-type="string" table:style-name="ce64">
              <text:p>DeallocVaryRangeVaryLenVaryAddr_r10b</text:p>
            </table:table-cell>
            <table:table-cell office:value-type="string" table:style-name="ce48">
              <text:p>revision 1.0b, section 6</text:p>
            </table:table-cell>
            <table:table-cell office:value-type="string" table:content-validation-name="val1" table:style-name="ce50">
              <text:p>Deallocate vary range, vary length, vary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4">
              <text:p>IntegralWriteAttrib_r10b</text:p>
            </table:table-cell>
            <table:table-cell office:value-type="string" table:style-name="ce48">
              <text:p>revision 1.0b, section 6</text:p>
            </table:table-cell>
            <table:table-cell office:value-type="string" table:content-validation-name="val1" table:style-name="ce50">
              <text:p>Verify functionality of integral dataset for write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4">
              <text:p>IntegralReadAttrib_r10b</text:p>
            </table:table-cell>
            <table:table-cell office:value-type="string" table:style-name="ce48">
              <text:p>revision 1.0b, section 6</text:p>
            </table:table-cell>
            <table:table-cell office:value-type="string" table:content-validation-name="val1" table:style-name="ce50">
              <text:p>Verify functionality of integral dataset for read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group>
        <table:table-row table:style-name="ro14">
          <table:table-cell office:value-type="string" table:style-name="ce45">
            <text:p>GrpNVMCompareCmd</text:p>
          </table:table-cell>
          <table:table-cell office:value-type="string" table:number-columns-spanned="1" table:number-rows-spanned="32" table:style-name="ce90">
            <text:p>NVM cmd set compare test cases.</text:p>
          </table:table-cell>
          <table:table-cell office:value-type="string" table:style-name="ce33">
            <text:p>LBAOutOfRangeBare_r10b</text:p>
          </table:table-cell>
          <table:table-cell office:value-type="string" table:style-name="ce48">
            <text:p>revision 1.0b, section 4,6</text:p>
          </table:table-cell>
          <table:table-cell office:value-type="string" table:content-validation-name="val1" table:style-name="ce50">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40">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6">
            <table:table-cell table:style-name="ce7"/>
            <table:covered-table-cell/>
            <table:table-cell office:value-type="string" table:style-name="ce33">
              <text:p>LBAOutOfRangeMeta_r10b</text:p>
            </table:table-cell>
            <table:table-cell office:value-type="string" table:style-name="ce48">
              <text:p>revision 1.0b, section 4,6</text:p>
            </table:table-cell>
            <table:table-cell office:value-type="string" table:content-validation-name="val1" table:style-name="ce50">
              <text:p>Issue compare and cause SC=LBA Out of Range on meta namspcs</text:p>
            </table:table-cell>
            <table:table-cell office:value-type="string" table:style-name="ce40">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Bare_r10b.</text:p>
            </table:table-cell>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compare and cause SC=LBA Out of Range on E2E namspcs</text:p>
            </table:table-cell>
            <table:table-cell office:value-type="string" table:style-name="ce40">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Meta_r10b.</text:p>
            </table:table-cell>
            <table:table-cell table:number-columns-repeated="16377" table:style-name="ce1"/>
          </table:table-row>
          <table:table-row table:style-name="ro7">
            <table:table-cell table:style-name="ce5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compare and cause SC=Invalid Namspc or Format</text:p>
            </table:table-cell>
            <table:table-cell office:value-type="string" table:style-name="ce24">
              <text:p>Determine Identify.NN and issue compare cmd sending 1 block, to all namspcs not supported by DUT, expect failure.</text:p>
            </table:table-cell>
            <table:table-cell office:value-type="string" table:style-name="ce39">
              <text:p>NOTE: Similar test exists at GrpNVMWriteCmd/LBAOutOfRangeE2E_r10b.</text:p>
            </table:table-cell>
            <table:table-cell table:number-columns-repeated="16377" table:style-name="ce1"/>
          </table:table-row>
          <table:table-row table:style-name="ro27">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39">
              <text:p>NOTE: Similar test exists at GrpNVMWriteCmd/InvalidNamspc_r10b.</text:p>
            </table:table-cell>
            <table:table-cell table:number-columns-repeated="16377" table:style-name="ce1"/>
          </table:table-row>
          <table:table-row table:style-name="ro15">
            <table:table-cell table:style-name="ce47"/>
            <table:covered-table-cell/>
            <table:table-cell office:value-type="string" table:style-name="ce59">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39">
              <text:p>NOTE: Similar test exists at GrpNVMWriteCmd/UnsupportedRsvdFields_r10b.</text:p>
            </table:table-cell>
            <table:table-cell table:number-columns-repeated="16377" table:style-name="ce1"/>
          </table:table-row>
          <table:table-row table:style-name="ro20">
            <table:table-cell table:style-name="ce47"/>
            <table:covered-table-cell/>
            <table:table-cell office:value-type="string" table:style-name="ce59">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Bare_r10b.</text:p>
            </table:table-cell>
            <table:table-cell table:number-columns-repeated="16377" table:style-name="ce1"/>
          </table:table-row>
          <table:table-row table:style-name="ro2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Meta_r10b.</text:p>
            </table:table-cell>
            <table:table-cell table:number-columns-repeated="16377" table:style-name="ce1"/>
          </table:table-row>
          <table:table-row table:style-name="ro11">
            <table:table-cell table:style-name="ce47"/>
            <table:covered-table-cell/>
            <table:table-cell office:value-type="string" table:style-name="ce59">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39">
              <text:p>Use Cmd::SetDword() function to set MPTR field. NOTE: Similar test exists at GrpNVMWriteCmd/IgnoreMetaPtrE2E_r10b.</text:p>
            </table:table-cell>
            <table:table-cell table:number-columns-repeated="16377" table:style-name="ce1"/>
          </table:table-row>
          <table:table-row table:style-name="ro20">
            <table:table-cell table:style-name="ce47"/>
            <table:covered-table-cell/>
            <table:table-cell office:value-type="string" table:style-name="ce59">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39">
              <text:p>NOTE: Similar test exists at GrpNVMWriteCmd/ProtInfoIgnoreBare_r10b.</text:p>
            </table:table-cell>
            <table:table-cell table:number-columns-repeated="16377" table:style-name="ce1"/>
          </table:table-row>
          <table:table-row table:style-name="ro7">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office:value-type="string" table:style-name="ce39">
              <text:p>NOTE: Similar test exists at GrpNVMWriteCmd/ProtInfoIgnoreMeta_r10b.</text:p>
            </table:table-cell>
            <table:table-cell table:number-columns-repeated="16377" table:style-name="ce1"/>
          </table:table-row>
          <table:table-row table:style-name="ro16">
            <table:table-cell table:style-name="ce47"/>
            <table:covered-table-cell/>
            <table:table-cell office:value-type="string" table:style-name="ce59">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ConflictAtrib_r10b.</text:p>
            </table:table-cell>
            <table:table-cell table:number-columns-repeated="16377" table:style-name="ce1"/>
          </table:table-row>
          <table:table-row table:style-name="ro14">
            <table:table-cell table:style-name="ce47"/>
            <table:covered-table-cell/>
            <table:table-cell office:value-type="string" table:style-name="ce59">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FUA_r10b.</text:p>
            </table:table-cell>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office:value-type="string" table:style-name="ce39">
              <text:p>NOTE: Similar test exists at GrpNVMWriteCmd/LimitedRetry_r10b.</text:p>
            </table:table-cell>
            <table:table-cell table:number-columns-repeated="16377" table:style-name="ce1"/>
          </table:table-row>
          <table:table-row table:style-name="ro8">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NOTE: Similar test exists at GrpNVMWriteCmd/ProtInfo_r10b.</text:p>
            </table:table-cell>
            <table:table-cell table:number-columns-repeated="16377" table:style-name="ce1"/>
          </table:table-row>
          <table:table-row table:style-name="ro15">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8">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office:value-type="string" table:style-name="ce39">
              <text:p>NOTE: Similar test exists at GrpNVMWriteCmd/ILBRT_r10b.</text:p>
            </table:table-cell>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office:value-type="string" table:style-name="ce39">
              <text:p>NOTE: Similar test exists at GrpNVMWriteCmd/LBATM_r10b.</text:p>
            </table:table-cell>
            <table:table-cell table:number-columns-repeated="16377" table:style-name="ce1"/>
          </table:table-row>
          <table:table-row table:style-name="ro16">
            <table:table-cell table:style-name="ce47"/>
            <table:covered-table-cell/>
            <table:table-cell office:value-type="string" table:style-name="ce33">
              <text:p>RsvdBitsInPRP_r10b</text:p>
            </table:table-cell>
            <table:table-cell office:value-type="string" table:style-name="ce48">
              <text:p>revision 1.0b, section 4</text:p>
            </table:table-cell>
            <table:table-cell office:value-type="string" table:content-validation-name="val1" table:style-name="ce50">
              <text:p>Verify rsvd fields ignored in PRP1/PRP2</text:p>
            </table:table-cell>
            <table:table-cell office:value-type="string" table:style-name="ce40">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39">
              <text:p>NOTE: Similar test exists at GrpNVMWriteCmd/LBAT_r10b.</text:p>
            </table:table-cell>
            <table:table-cell table:number-columns-repeated="16377" table:style-name="ce1"/>
          </table:table-row>
          <table:table-row table:style-name="ro28">
            <table:table-cell table:style-name="ce7"/>
            <table:covered-table-cell/>
            <table:table-cell office:value-type="string" table:style-name="ce59">
              <text:p>PRPOffsetSinglePgSingleBlk_r10b</text:p>
            </table:table-cell>
            <table:table-cell office:value-type="string" table:style-name="ce48">
              <text:p>revision 1.0b, section 6</text:p>
            </table:table-cell>
            <table:table-cell office:value-type="string" table:content-validation-name="val1" table:style-name="ce50">
              <text:p>Vary buffer offset for single-page/single-blk against PRP1/PRP2.</text:p>
            </table:table-cell>
            <table:table-cell office:value-type="string" table:style-name="ce2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39">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2">
            <table:table-cell table:style-name="ce47"/>
            <table:covered-table-cell/>
            <table:table-cell office:value-type="string" table:style-name="ce59">
              <text:p>PRPOffsetSinglePgMultiBlk_r10b</text:p>
            </table:table-cell>
            <table:table-cell office:value-type="string" table:style-name="ce48">
              <text:p>revision 1.0b, section 6</text:p>
            </table:table-cell>
            <table:table-cell office:value-type="string" table:content-validation-name="val1" table:style-name="ce50">
              <text:p>Vary buffer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1">
            <table:table-cell table:style-name="ce47"/>
            <table:covered-table-cell/>
            <table:table-cell office:value-type="string" table:style-name="ce59">
              <text:p>PRPOffsetDualPgMultiBlk_r10b</text:p>
            </table:table-cell>
            <table:table-cell office:value-type="string" table:style-name="ce48">
              <text:p>revision 1.0b, section 6</text:p>
            </table:table-cell>
            <table:table-cell office:value-type="string" table:content-validation-name="val1" table:style-name="ce50">
              <text:p>Vary buffer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7"/>
            <table:covered-table-cell/>
            <table:table-cell office:value-type="string" table:style-name="ce59">
              <text:p>PRPOffsetMultiPgMultiBlk_r10b</text:p>
            </table:table-cell>
            <table:table-cell office:value-type="string" table:style-name="ce48">
              <text:p>revision 1.0b, section 6</text:p>
            </table:table-cell>
            <table:table-cell office:value-type="string" table:content-validation-name="val1" table:style-name="ce50">
              <text:p>Vary buffer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39">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20">
            <table:table-cell table:style-name="ce47"/>
            <table:covered-table-cell/>
            <table:table-cell office:value-type="string" table:style-name="ce59">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39">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4">
            <table:table-cell table:style-name="ce47"/>
            <table:covered-table-cell/>
            <table:table-cell office:value-type="string" table:style-name="ce59">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39">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39">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4">
            <table:table-cell table:style-name="ce47"/>
            <table:covered-table-cell/>
            <table:table-cell office:value-type="string" table:style-name="ce59">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39">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6">
            <table:table-cell table:style-name="ce47"/>
            <table:covered-table-cell/>
            <table:table-cell office:value-type="string" table:style-name="ce59">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39">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39">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7">
            <table:table-cell table:style-name="ce4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7">
            <table:table-cell table:style-name="ce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Bare_r10b</text:p>
            </table:table-cell>
            <table:table-cell table:number-columns-repeated="16377" table:style-name="ce1"/>
          </table:table-row>
          <table:table-row table:style-name="ro17">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Meta_r10b</text:p>
            </table:table-cell>
            <table:table-cell table:number-columns-repeated="16377" table:style-name="ce1"/>
          </table:table-row>
        </table:table-row-group>
        <table:table-row table:style-name="ro15">
          <table:table-cell office:value-type="string" table:style-name="ce45">
            <text:p>GrpInterrupts</text:p>
          </table:table-cell>
          <table:table-cell office:value-type="string" table:number-columns-spanned="1" table:number-rows-spanned="11" table:style-name="ce84">
            <text:p>MSI-single, MSI-multi, MSI-X test cases.</text:p>
          </table:table-cell>
          <table:table-cell office:value-type="string" table:style-name="ce56">
            <text:p>InvalidMSIXIRQ_r10b</text:p>
          </table:table-cell>
          <table:table-cell office:value-type="string" table:style-name="ce48">
            <text:p>revision 1.0b, section 4,7</text:p>
          </table:table-cell>
          <table:table-cell office:value-type="string" table:content-validation-name="val1" table:style-name="ce50">
            <text:p>Assoc illegal MSI-X IRQ to cause SC=Invalid interrupt vector</text:p>
            <draw:frame xmlns:presentation="urn:oasis:names:tc:opendocument:xmlns:presentation:1.0" draw:z-index="9" draw:id="id8" draw:style-name="a26" draw:name="TextBox 5" svg:x="0.375in" svg:y="0in" svg:width="0.20202in" svg:height="0.28933in">
              <draw:text-box>
                <text:p text:style-name="a25" text:class-names="" text:cond-style-name=""><text:span text:style-name="a24" text:class-names=""/></text:p>
              </draw:text-box>
              <svg:desc/>
            </draw:frame>
            <draw:frame xmlns:presentation="urn:oasis:names:tc:opendocument:xmlns:presentation:1.0" draw:z-index="12" draw:id="id11" draw:style-name="a35" draw:name="TextBox 5" svg:x="0.375in" svg:y="0.13542in" svg:width="0.20202in" svg:height="0.28933in">
              <draw:text-box>
                <text:p text:style-name="a34" text:class-names="" text:cond-style-name=""><text:span text:style-name="a33" text:class-names=""/></text:p>
              </draw:text-box>
              <svg:desc/>
            </draw:frame>
          </table:table-cell>
          <table:table-cell office:value-type="string" table:style-name="ce24">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39">
            <text:p>NOTE: Similar test exists at GrpNVMWriteReadCombo/CapacityExceedE2E_r10b</text:p>
          </table:table-cell>
          <table:table-cell table:number-columns-repeated="16377" table:style-name="ce1"/>
        </table:table-row>
        <table:table-row table:style-name="ro15">
          <table:table-cell table:style-name="ce7"/>
          <table:covered-table-cell/>
          <table:table-cell office:value-type="string" table:style-name="ce59">
            <text:p>InvalidMSIIRQ_r10b</text:p>
          </table:table-cell>
          <table:table-cell office:value-type="string" table:style-name="ce48">
            <text:p>revision 1.0b, section 4,7</text:p>
          </table:table-cell>
          <table:table-cell office:value-type="string" table:content-validation-name="val1" table:style-name="ce50">
            <text:p>Associate illegal MSI IRQ and cause SC=Invalid interrupt vector</text:p>
          </table:table-cell>
          <table:table-cell office:value-type="string" table:style-name="ce24">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39"/>
          <table:table-cell table:number-columns-repeated="16377" table:style-name="ce1"/>
        </table:table-row>
        <table:table-row-group>
          <table:table-row table:style-name="ro21">
            <table:table-cell table:style-name="ce47"/>
            <table:covered-table-cell/>
            <table:table-cell office:value-type="string" table:style-name="ce56">
              <text:p>MaxIOQMSIX1To1_r10b</text:p>
            </table:table-cell>
            <table:table-cell office:value-type="string" table:style-name="ce48">
              <text:p>revision 1.0b, section 4,7</text:p>
            </table:table-cell>
            <table:table-cell office:value-type="string" table:content-validation-name="val1" table:style-name="ce50">
              <text:p>Create and use the max allowed IOCQ/IOSQ's under MSI-X (1:1)</text:p>
            </table:table-cell>
            <table:table-cell office:value-type="string" table:style-name="ce24">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23">
            <table:table-cell table:style-name="ce47"/>
            <table:covered-table-cell/>
            <table:table-cell office:value-type="string" table:style-name="ce59">
              <text:p>MaxIOQMSIMulti1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1:1)</text:p>
            </table:table-cell>
            <table:table-cell office:value-type="string" table:style-name="ce24">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MaxIOQMSISingle1To1_r10b</text:p>
            </table:table-cell>
            <table:table-cell office:value-type="string" table:style-name="ce48">
              <text:p>revision 1.0b, section 4,7</text:p>
            </table:table-cell>
            <table:table-cell office:value-type="string" table:content-validation-name="val1" table:style-name="ce50">
              <text:p>Create and use the max allows IOCQ/IOSQ's under MSI-single (1:1)</text:p>
            </table:table-cell>
            <table:table-cell office:value-type="string" table:style-name="ce24">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4">
            <table:table-cell table:style-name="ce47"/>
            <table:covered-table-cell/>
            <table:table-cell office:value-type="string" table:style-name="ce56">
              <text:p>MaxIOQMSIXManyTo1_r10b</text:p>
            </table:table-cell>
            <table:table-cell office:value-type="string" table:style-name="ce48">
              <text:p>revision 1.0b, section 4,7</text:p>
            </table:table-cell>
            <table:table-cell office:value-type="string" table:content-validation-name="val1" table:style-name="ce50">
              <text:p>Create and use the max allows IOCQ/IOSQ's under MSI-X (many:1)</text:p>
            </table:table-cell>
            <table:table-cell office:value-type="string" table:style-name="ce24">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6">
            <table:table-cell table:style-name="ce47"/>
            <table:covered-table-cell/>
            <table:table-cell office:value-type="string" table:style-name="ce59">
              <text:p>MaxIOQMSIMany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many:1)</text:p>
            </table:table-cell>
            <table:table-cell office:value-type="string" table:style-name="ce24">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table:style-name="ce39"/>
            <table:table-cell table:number-columns-repeated="16377" table:style-name="ce1"/>
          </table:table-row>
          <table:table-row table:style-name="ro15">
            <table:table-cell table:style-name="ce47"/>
            <table:covered-table-cell/>
            <table:table-cell office:value-type="string" table:style-name="ce60">
              <text:p>PinBased_r10b</text:p>
            </table:table-cell>
            <table:table-cell office:value-type="string" table:style-name="ce48">
              <text:p>revision 1.0b, section 4,7</text:p>
            </table:table-cell>
            <table:table-cell office:value-type="string" table:content-validation-name="val1" table:style-name="ce50">
              <text:p>Validate pin base interrupts.</text:p>
            </table:table-cell>
            <table:table-cell office:value-type="string" table:style-name="ce24">
              <text:p>TB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27">
            <table:table-cell table:style-name="ce47"/>
            <table:covered-table-cell/>
            <table:table-cell office:value-type="string" table:style-name="ce56">
              <text:p>PartialReapMSIX</text:p>
            </table:table-cell>
            <table:table-cell office:value-type="string" table:style-name="ce48">
              <text:p>revision 1.0b, section 4,7</text:p>
            </table:table-cell>
            <table:table-cell office:value-type="string" table:content-validation-name="val1" table:style-name="ce50">
              <text:p>Verify correct behavior during partial IOCQ reaping for MSI-X.</text:p>
            </table:table-cell>
            <table:table-cell office:value-type="string" table:style-name="ce24">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office:value-type="string" table:style-name="ce39">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1">
            <table:table-cell table:style-name="ce47"/>
            <table:covered-table-cell/>
            <table:table-cell office:value-type="string" table:style-name="ce59">
              <text:p>MSIInternalISReg</text:p>
            </table:table-cell>
            <table:table-cell office:value-type="string" table:style-name="ce48">
              <text:p>revision 1.0b, section 7</text:p>
            </table:table-cell>
            <table:table-cell office:value-type="string" table:content-validation-name="val1" table:style-name="ce50">
              <text:p>Verify hidden IS register is reset after DUT disabled for MSI.</text:p>
            </table:table-cell>
            <table:table-cell office:value-type="string" table:style-name="ce24">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39"/>
            <table:table-cell table:number-columns-repeated="16377" table:style-name="ce1"/>
          </table:table-row>
        </table:table-row-group>
        <table:table-row table:style-name="ro15">
          <table:table-cell office:value-type="string" table:style-name="ce45">
            <text:p>GrpAdminDeleteIOSQCmd</text:p>
          </table:table-cell>
          <table:table-cell office:value-type="string" table:number-columns-spanned="1" table:number-rows-spanned="2" table:style-name="ce84">
            <text:p>Admin cmd set delete IOS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SQ and cause SC=Invalid queue identifier</text:p>
          </table:table-cell>
          <table:table-cell office:value-type="string" table:style-name="ce24">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20">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39"/>
            <table:table-cell table:number-columns-repeated="16377" table:style-name="ce1"/>
          </table:table-row>
        </table:table-row-group>
        <table:table-row table:style-name="ro10">
          <table:table-cell office:value-type="string" table:style-name="ce45">
            <text:p>GrpAdminDeleteIOCQCmd</text:p>
          </table:table-cell>
          <table:table-cell office:value-type="string" table:number-columns-spanned="1" table:number-rows-spanned="4" table:style-name="ce84">
            <text:p>Admin cmd set delete IOC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CQ and cause SC=Invalid queue identifier</text:p>
          </table:table-cell>
          <table:table-cell office:value-type="string" table:style-name="ce24">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DeleteFullQ_r10b</text:p>
            </table:table-cell>
            <table:table-cell office:value-type="string" table:style-name="ce48">
              <text:p>revision 1.0b, section 5</text:p>
            </table:table-cell>
            <table:table-cell office:value-type="string" table:content-validation-name="val1" table:style-name="ce50">
              <text:p>Delete an IOCQ that is full of cmds.</text:p>
            </table:table-cell>
            <table:table-cell office:value-type="string" table:style-name="ce24">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39"/>
            <table:table-cell table:number-columns-repeated="16377" table:style-name="ce1"/>
          </table:table-row>
          <table:table-row table:style-name="ro29">
            <table:table-cell table:style-name="ce47"/>
            <table:covered-table-cell/>
            <table:table-cell office:value-type="string" table:style-name="ce56">
              <text:p>DeleteAllAtOnce_r10b</text:p>
            </table:table-cell>
            <table:table-cell office:value-type="string" table:style-name="ce48">
              <text:p>revision 1.0b, section 5</text:p>
            </table:table-cell>
            <table:table-cell office:value-type="string" table:content-validation-name="val1" table:style-name="ce50">
              <text:p>Delete all IOCQ's at the same time.</text:p>
            </table:table-cell>
            <table:table-cell office:value-type="string" table:style-name="ce24">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7">
          <table:table-cell office:value-type="string" table:style-name="ce24">
            <text:p>GrpAdminCreateIOCQCmd</text:p>
          </table:table-cell>
          <table:table-cell office:value-type="string" table:number-columns-spanned="1" table:number-rows-spanned="3" table:style-name="ce84">
            <text:p>Admin cmd set create IOC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CQ cause SC=Invalid queue identifier</text:p>
          </table:table-cell>
          <table:table-cell office:value-type="string" table:style-name="ce24">
            <text:p>Calc X, where X = max num IOCQ's DUT will support. Issue CreateIOCQ cmds specifying QID's ranging from (X+1) to 0xffff, expect failure.</text:p>
          </table:table-cell>
          <table:table-cell table:style-name="ce39"/>
          <table:table-cell table:number-columns-repeated="16377" table:style-name="ce1"/>
        </table:table-row>
        <table:table-row-group>
          <table:table-row table:style-name="ro8">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CQ cause SC=Maximum queue size exceeded</text:p>
            </table:table-cell>
            <table:table-cell office:value-type="string" table:style-name="ce24">
              <text:p>CreateIOCQ cmds specifying DW10.QSIZE ranging from (CAP.MQES+2) to 0xffff, expect failur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0">
          <table:table-cell office:value-type="string" table:style-name="ce24">
            <text:p>GrpAdminCreateIOSQCmd</text:p>
          </table:table-cell>
          <table:table-cell office:value-type="string" table:number-columns-spanned="1" table:number-rows-spanned="5" table:style-name="ce84">
            <text:p>Admin cmd set create IOS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SQ cause SC=Invalid queue identifier</text:p>
          </table:table-cell>
          <table:table-cell office:value-type="string" table:style-name="ce24">
            <text:p>Calc X, where X = max num IOSQ's DUT will support. Issue a CreateIOCQ cmd, with QID=1, num elements=2, expect success. Then issue a correlating CreateIOSQ cmds specifying QID's ranging from (X+1) to 0xffff, expect failure.</text:p>
          </table:table-cell>
          <table:table-cell table:style-name="ce39"/>
          <table:table-cell table:number-columns-repeated="16377" table:style-name="ce1"/>
        </table:table-row>
        <table:table-row-group>
          <table:table-row table:style-name="ro10">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SQ cause SC=Maximum queue size exceeded</text:p>
            </table:table-cell>
            <table:table-cell office:value-type="string" table:style-name="ce24">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CompletionQInvalid_r10b</text:p>
            </table:table-cell>
            <table:table-cell office:value-type="string" table:style-name="ce48">
              <text:p>revision 1.0b, section 5</text:p>
            </table:table-cell>
            <table:table-cell office:value-type="string" table:content-validation-name="val1" table:style-name="ce50">
              <text:p>Issue CreateIOSQ cause SC=Completion queue invalid</text:p>
            </table:table-cell>
            <table:table-cell office:value-type="string" table:style-name="ce24">
              <text:p>Issue a CreateIOCQ cmd, with QID=1, num elements=2, expect success. Then issue a correlating CreateIOSQ cmds, with QID=1, and range DW11.CQID from 2 to 0xffff, expect failure.</text:p>
            </table:table-cell>
            <table:table-cell table:style-name="ce39"/>
            <table:table-cell table:number-columns-repeated="16377" table:style-name="ce1"/>
          </table:table-row>
          <table:table-row table:style-name="ro9">
            <table:table-cell table:style-name="ce55"/>
            <table:covered-table-cell/>
            <table:table-cell office:value-type="string" table:style-name="ce56">
              <text:p>AcceptQPriority_r10b</text:p>
            </table:table-cell>
            <table:table-cell office:value-type="string" table:style-name="ce48">
              <text:p>revision 1.0b, section 5</text:p>
            </table:table-cell>
            <table:table-cell office:value-type="string" table:content-validation-name="val1" table:style-name="ce50">
              <text:p>Issue CreateIOSQ and verify queue priority is accepted.</text:p>
            </table:table-cell>
            <table:table-cell office:value-type="string" table:style-name="ce24">
              <text:p>Issue a CreateIOCQ cmd, with QID=1, num elements=2, expect success. Then issue a correlating CreateIOSQ cmds, with QID=1, and range DW11_b2:1 thru all possible values, expect success. Delete the IOSQ between creation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PRPLessPageContig_r10b</text:p>
            </table:table-cell>
            <table:table-cell office:value-type="string" table:style-name="ce48">
              <text:p>revision 1.0b, section 5</text:p>
            </table:table-cell>
            <table:table-cell office:value-type="string" table:content-validation-name="val1" table:style-name="ce50">
              <text:p>Create IOQ's backed by contigu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office:value-type="string" table:style-name="ce24">
            <text:p>GrpAdminCreateIOQCmd</text:p>
          </table:table-cell>
          <table:table-cell office:value-type="string" table:number-columns-spanned="1" table:number-rows-spanned="5" table:style-name="ce84">
            <text:p>Admin cmd set create IOSQ and create IOCQ test cases. Common group needed to make the test cases more efficient where the same test may validate both types of creation simultaneously.</text:p>
          </table:table-cell>
          <table:table-cell office:value-type="string" table:style-name="ce56">
            <text:p>PRPLessPageDiscontig_r10b</text:p>
          </table:table-cell>
          <table:table-cell office:value-type="string" table:style-name="ce48">
            <text:p>revision 1.0b, section 5</text:p>
          </table:table-cell>
          <table:table-cell office:value-type="string" table:content-validation-name="val1" table:style-name="ce50">
            <text:p>Create IOQ's backed by discontig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PRPSinglePageContig_r10b</text:p>
            </table:table-cell>
            <table:table-cell office:value-type="string" table:style-name="ce48">
              <text:p>revision 1.0b, section 5</text:p>
            </table:table-cell>
            <table:table-cell office:value-type="string" table:content-validation-name="val1" table:style-name="ce50">
              <text:p>Create IOQ's backed by 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contig memory. Issue a CreateIOSQ cmd, with QID=1, num elements=Z, where Z = (CC.MPS / CC.IOSQES),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SinglePageDiscontig_r10b</text:p>
            </table:table-cell>
            <table:table-cell office:value-type="string" table:style-name="ce48">
              <text:p>revision 1.0b, section 5</text:p>
            </table:table-cell>
            <table:table-cell office:value-type="string" table:content-validation-name="val1" table:style-name="ce50">
              <text:p>Create IOQ's backed by dis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discontig memory. Issue a CreateIOSQ cmd, with QID=1, num elements=Z, where Z = (CC.MPS / CC.IOSQES),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Contig_r10b</text:p>
            </table:table-cell>
            <table:table-cell office:value-type="string" table:style-name="ce48">
              <text:p>revision 1.0b, section 5</text:p>
            </table:table-cell>
            <table:table-cell office:value-type="string" table:content-validation-name="val1" table:style-name="ce50">
              <text:p>Create IOQ's backed by 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Discontig_r10b</text:p>
            </table:table-cell>
            <table:table-cell office:value-type="string" table:style-name="ce48">
              <text:p>revision 1.0b, section 5</text:p>
            </table:table-cell>
            <table:table-cell office:value-type="string" table:content-validation-name="val1" table:style-name="ce50">
              <text:p>Create IOQ's backed by dis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9">
          <table:table-cell office:value-type="string" table:style-name="ce45">
            <text:p>GrpAdminGetLogPgCmd</text:p>
          </table:table-cell>
          <table:table-cell office:value-type="string" table:number-columns-spanned="1" table:number-rows-spanned="12" table:style-name="ce84">
            <text:p>Admin cmd set get log page test cases.</text:p>
          </table:table-cell>
          <table:table-cell office:value-type="string" table:style-name="ce5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GetLogPage cmd, LID=3, NUMD=(512/4) utilizing only PRP1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0">
          <table:table-cell table:style-name="ce65"/>
          <table:covered-table-cell/>
          <table:table-cell office:value-type="string" table:style-name="ce5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GetLogPage cmd, LID=3, NUMD=(512/4) utilizing only PRP1 &amp; PRP2 for the user space buffer, and expect success.</text:p>
          </table:table-cell>
          <table:table-cell office:value-type="string" table:style-name="ce39">
            <text:p>1) Must use MemBuffer::InitOffset1stPage() specifing buffer offset = 0xF00(3840)</text:p>
            <text:p>2) The buffer must set send_64b_bitmask = (MASK_PRP1_PAGE | MASK_PRP2_PAGE)</text:p>
          </table:table-cell>
          <table:table-cell table:number-columns-repeated="16377" table:style-name="ce1"/>
        </table:table-row>
        <table:table-row table:style-name="ro15">
          <table:table-cell table:style-name="ce66"/>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GetLogPage cmd, LID=3, NUMD=(512/4), expect success. Then issue same cmd setting all unsupported/rsvd fields, expect success. Set: DW0_b15:10, DW2, DW3, DW4, DW5, DW10_b31:28, DW11, DW12, DW13, DW14, DW15.</text:p>
          </table:table-cell>
          <table:table-cell table:style-name="ce8"/>
          <table:table-cell table:number-columns-repeated="16377" table:style-name="ce1"/>
        </table:table-row>
        <table:table-row table:style-name="ro10">
          <table:table-cell table:style-name="ce67"/>
          <table:covered-table-cell/>
          <table:table-cell office:value-type="string" table:style-name="ce56">
            <text:p>NUMDIsAdhered_r10b</text:p>
          </table:table-cell>
          <table:table-cell office:value-type="string" table:style-name="ce48">
            <text:p>revision 1.0b, section 5</text:p>
          </table:table-cell>
          <table:table-cell office:value-type="string" table:content-validation-name="val1" table:style-name="ce50">
            <text:p>Verify GetLogPage NUMD value is adhered</text:p>
          </table:table-cell>
          <table:table-cell office:value-type="string" table:style-name="ce24">
            <text:p>Desiring to request half of a mandatory page and verify the NUMD was followed. Create buffer, size=512, initVal=0xA5; Issue GetLogPage cmd, LID=3, NUMD=((512/4)/2), i.e half this log page, expect success; verify the last half of buffer=0xA5.</text:p>
          </table:table-cell>
          <table:table-cell table:style-name="ce39"/>
          <table:table-cell table:number-columns-repeated="16377" table:style-name="ce1"/>
        </table:table-row>
        <table:table-row table:style-name="ro10">
          <table:table-cell table:style-name="ce67"/>
          <table:covered-table-cell/>
          <table:table-cell office:value-type="string" table:style-name="ce56">
            <text:p>InvalidLogPageNVMSet_r10b</text:p>
          </table:table-cell>
          <table:table-cell office:value-type="string" table:style-name="ce48">
            <text:p>revision 1.0b, section 5</text:p>
          </table:table-cell>
          <table:table-cell office:value-type="string" table:content-validation-name="val1" table:style-name="ce50">
            <text:p>Issue GetLogPage for NVM cmd set, &amp; cause SC=Invalid Log Page</text:p>
          </table:table-cell>
          <table:table-cell office:value-type="string" table:style-name="ce24">
            <text:p>Set the NVM cmd set active. Create a buffer, size=4 to assoc with GetLogPage cmd, NUMD=1. Loop through all reserved LID values, expect failure. NOTE: for the NVM cmd set, there are no I/O cmd set specific LIDS and thus range[80h - BFh) is also reserved.</text:p>
          </table:table-cell>
          <table:table-cell table:style-name="ce39"/>
          <table:table-cell table:number-columns-repeated="16377" table:style-name="ce1"/>
        </table:table-row>
        <table:table-row table:style-name="ro15">
          <table:table-cell table:style-name="ce67"/>
          <table:covered-table-cell/>
          <table:table-cell office:value-type="string" table:style-name="ce56">
            <text:p>InvalidNamspc_r10b</text:p>
          </table:table-cell>
          <table:table-cell office:value-type="string" table:style-name="ce48">
            <text:p>revision 1.0b, section 5</text:p>
          </table:table-cell>
          <table:table-cell office:value-type="string" table:content-validation-name="val1" table:style-name="ce50">
            <text:p>Issue GetLogPage and cause SC=Invalid Namspc or Format</text:p>
          </table:table-cell>
          <table:table-cell office:value-type="string" table:style-name="ce24">
            <text:p>Issue GetLogPage cmd, LID=2, NUMD=(512/4). Determine Identify.LPA.0, <text:s/>and if SMART is supported, then determine X=Identity.NN and loop GetLogPage to all namspcs not supported by DUT and expect failure, 0xFFFFFFFF is legal and return global page. If SMART is not supported then all NSID values are legal, verify success.</text:p>
          </table:table-cell>
          <table:table-cell table:style-name="ce39"/>
          <table:table-cell table:number-columns-repeated="16377" table:style-name="ce1"/>
        </table:table-row>
        <table:table-row table:style-name="ro15">
          <table:table-cell table:style-name="ce67"/>
          <table:covered-table-cell/>
          <table:table-cell office:value-type="string" table:style-name="ce56">
            <text:p>MandatoryErrInfo_r10b</text:p>
          </table:table-cell>
          <table:table-cell office:value-type="string" table:style-name="ce48">
            <text:p>revision 1.0b, section 5</text:p>
          </table:table-cell>
          <table:table-cell office:value-type="string" table:content-validation-name="val1" table:style-name="ce50">
            <text:p>Get mandatory error info log page</text:p>
          </table:table-cell>
          <table:table-cell office:value-type="string" table:style-name="ce24">
            <text:p>Determine X=(Identify.ELPE+1). Create a buffer, size=(X*64). Create GetLogPage cmd with LID=1. Issue the cmd multiple times while looping NUMD such that the number of log entries ranges from [0..X], expect success. For each loop init buffer=0, and verify the buffer's non-retrieved log entries = 0x00.</text:p>
          </table:table-cell>
          <table:table-cell table:style-name="ce39"/>
          <table:table-cell table:number-columns-repeated="16377" table:style-name="ce1"/>
        </table:table-row>
        <table:table-row table:style-name="ro14">
          <table:table-cell table:style-name="ce67"/>
          <table:covered-table-cell/>
          <table:table-cell office:value-type="string" table:style-name="ce56">
            <text:p>MandatorySMART_r10b</text:p>
          </table:table-cell>
          <table:table-cell office:value-type="string" table:style-name="ce48">
            <text:p>revision 1.0b, section 5</text:p>
          </table:table-cell>
          <table:table-cell office:value-type="string" table:content-validation-name="val1" table:style-name="ce50">
            <text:p>Get mandatory SMART log page</text:p>
          </table:table-cell>
          <table:table-cell office:value-type="string" table:style-name="ce24">
            <text:p>Create a buffer, size=512. Create GetLogPage cmd with LID=2, NSID=0xFFFFFFFF. Issue the cmd multiple times such that NUMD loops X=[0...512], in steps of 4; reinit buffer = 0x00 each iteration, expect success and verify buffer bytes [(X+1) to 512] = 0x00. Determine Identify.LPA.0 and if indicates SMART supported per namspc, then determine Identify.NN. Reissue prior algo with NSID looping through all valid namspcs, expect success and verify buffer bytes <text:s/>[(X+1) to 512] = 0x00.</text:p>
          </table:table-cell>
          <table:table-cell table:style-name="ce39"/>
          <table:table-cell table:number-columns-repeated="16377" table:style-name="ce1"/>
        </table:table-row>
        <table:table-row table:style-name="ro10">
          <table:table-cell table:style-name="ce67"/>
          <table:covered-table-cell/>
          <table:table-cell office:value-type="string" table:style-name="ce56">
            <text:p>MandatoryFW_r10b</text:p>
          </table:table-cell>
          <table:table-cell office:value-type="string" table:style-name="ce48">
            <text:p>revision 1.0b, section 5</text:p>
          </table:table-cell>
          <table:table-cell office:value-type="string" table:content-validation-name="val1" table:style-name="ce50">
            <text:p>Get mandatory FW Slot log page</text:p>
          </table:table-cell>
          <table:table-cell office:value-type="string" table:style-name="ce24">
            <text:p>Create buffer, size=512, initVal=0x00; Issue GetLogPage cmd, LID=3. Issue the cmd multiple times such that NUMD loops X=[0...512], in steps of 4; reinit buffer = 0x00 each iteration, expect success and verify buffer bytes [(X+1) to 512] = 0x00.</text:p>
          </table:table-cell>
          <table:table-cell table:style-name="ce39"/>
          <table:table-cell table:number-columns-repeated="16377" table:style-name="ce1"/>
        </table:table-row>
        <table:table-row table:style-name="ro7">
          <table:table-cell table:style-name="ce67"/>
          <table:covered-table-cell/>
          <table:table-cell office:value-type="string" table:style-name="ce64">
            <text:p>RsvdBitsErrInfo_r10b</text:p>
          </table:table-cell>
          <table:table-cell office:value-type="string" table:style-name="ce48">
            <text:p>revision 1.0b, section 5</text:p>
          </table:table-cell>
          <table:table-cell office:value-type="string" table:content-validation-name="val1" table:style-name="ce50">
            <text:p>Verify error info log page's rsvd bits are 0</text:p>
          </table:table-cell>
          <table:table-cell office:value-type="string" table:style-name="ce24">
            <text:p>Determine X=(Identify.ELPE+1) and issue GetLogPage, LID=1, NUMD=((X*64)/4). Init all buffer = 0xFF before sending. Verify all rsvd bits of returned payload = 0.</text:p>
          </table:table-cell>
          <table:table-cell table:style-name="ce39"/>
          <table:table-cell table:number-columns-repeated="16377" table:style-name="ce1"/>
        </table:table-row>
        <table:table-row table:style-name="ro11">
          <table:table-cell table:style-name="ce67"/>
          <table:covered-table-cell/>
          <table:table-cell office:value-type="string" table:style-name="ce64">
            <text:p>RsvdBitsSMART_r10b</text:p>
          </table:table-cell>
          <table:table-cell office:value-type="string" table:style-name="ce48">
            <text:p>revision 1.0b, section 5</text:p>
          </table:table-cell>
          <table:table-cell office:value-type="string" table:content-validation-name="val1" table:style-name="ce50">
            <text:p>Verify SMART log page's rsvd bits are 0</text:p>
          </table:table-cell>
          <table:table-cell office:value-type="string" table:style-name="ce24">
            <text:p>Create a buffer, size=512. Create GetLogPage cmd with LID=2, NSID=0xFFFFFFFF. Init all buffer = 0xFF before sending. Issue the cmd and verify all rsvd bits of returned payload = 0. Determine Identify.LPA.0 and if indicates SMART supported per namspc, then determine Identify.NN. Reissue prior cmd with NSID looping through all valid namspcs and verify all rsvd bits of returned payload = 0.</text:p>
          </table:table-cell>
          <table:table-cell table:style-name="ce39"/>
          <table:table-cell table:number-columns-repeated="16377" table:style-name="ce1"/>
        </table:table-row>
        <table:table-row table:style-name="ro7">
          <table:table-cell table:style-name="ce67"/>
          <table:covered-table-cell/>
          <table:table-cell office:value-type="string" table:style-name="ce64">
            <text:p>RsvdBitsFW_r10b</text:p>
          </table:table-cell>
          <table:table-cell office:value-type="string" table:style-name="ce48">
            <text:p>revision 1.0b, section 5</text:p>
          </table:table-cell>
          <table:table-cell office:value-type="string" table:content-validation-name="val1" table:style-name="ce50">
            <text:p>Verify FW Slot log page's rsvd bits are 0</text:p>
          </table:table-cell>
          <table:table-cell office:value-type="string" table:style-name="ce24">
            <text:p>Create buffer, size=512; Issue GetLogPage cmd, LID=3. Init all buffer = 0xFF before sending. Verify all rsvd bits of returned payload = 0.</text:p>
          </table:table-cell>
          <table:table-cell table:style-name="ce39"/>
          <table:table-cell table:number-columns-repeated="16377" table:style-name="ce1"/>
        </table:table-row>
        <table:table-row table:style-name="ro9">
          <table:table-cell office:value-type="string" table:style-name="ce45">
            <text:p>GrpAdminIdentifyCmd</text:p>
          </table:table-cell>
          <table:table-cell office:value-type="string" table:number-columns-spanned="1" table:number-rows-spanned="4" table:style-name="ce84">
            <text:p>Admin cmd set identify test cases.</text:p>
          </table:table-cell>
          <table:table-cell office:value-type="string" table:style-name="ce5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Identify cmd requesting ctrlr namspc struct utilizing only PRP1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0">
          <table:table-cell table:style-name="ce65"/>
          <table:covered-table-cell/>
          <table:table-cell office:value-type="string" table:style-name="ce5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Identify cmd requesting ctrlr namspc struct utilizing PRP1 &amp; PRP2 for the user space buffer, and expect success.</text:p>
          </table:table-cell>
          <table:table-cell office:value-type="string" table:style-name="ce39">
            <text:p>1) Must use MemBuffer::InitOffset1stPage() specifing buffer offset = 0x800(2048)</text:p>
            <text:p>2) The buffer must set send_64b_bitmask = (MASK_PRP1_PAGE | MASK_PRP2_PAGE)</text:p>
          </table:table-cell>
          <table:table-cell table:number-columns-repeated="16377" table:style-name="ce1"/>
        </table:table-row>
        <table:table-row table:style-name="ro15">
          <table:table-cell table:style-name="ce66"/>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Identify cmd requesting ctrlr namspc, expect success. Then issue same cmd setting all unsupported/rsvd fields, expect success. Set: DW0_b15:10, DW2, DW3, DW4, DW5, DW10_b31:1, DW11, DW12, DW13, DW14, DW15.</text:p>
          </table:table-cell>
          <table:table-cell table:style-name="ce24"/>
          <table:table-cell table:number-columns-repeated="16377" table:style-name="ce1"/>
        </table:table-row>
        <table:table-row table:style-name="ro7">
          <table:table-cell table:style-name="ce67"/>
          <table:covered-table-cell/>
          <table:table-cell office:value-type="string" table:style-name="ce56">
            <text:p>InvalidNamspc_r10b</text:p>
          </table:table-cell>
          <table:table-cell office:value-type="string" table:style-name="ce48">
            <text:p>revision 1.0b, section 5</text:p>
          </table:table-cell>
          <table:table-cell office:value-type="string" table:content-validation-name="val1" table:style-name="ce50">
            <text:p>Issue Identify and cause SC=Invalid Namspc or Format</text:p>
          </table:table-cell>
          <table:table-cell office:value-type="string" table:style-name="ce24">
            <text:p>Determine Identify.NN and issue <text:s/>Identify cmd requesting ctrlr namspc to all namspcs not supported by DUT, expect failure.</text:p>
          </table:table-cell>
          <table:table-cell table:style-name="ce39"/>
          <table:table-cell table:number-columns-repeated="16377" table:style-name="ce1"/>
        </table:table-row>
        <table:table-row table:style-name="ro20">
          <table:table-cell office:value-type="string" table:style-name="ce45">
            <text:p>GrpAdminFormatNVMCmd</text:p>
          </table:table-cell>
          <table:table-cell office:value-type="string" table:number-columns-spanned="1" table:number-rows-spanned="13" table:style-name="ce90">
            <text:p>Admin cmd format NVM test cases.</text:p>
          </table:table-cell>
          <table:table-cell office:value-type="string" table:style-name="ce64">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Issue general fmt cmd; All values in cmd are 0, unless Identify.FNA.0=0, in this case NSID=0xFFFFFFFF indicating all namspc's. Unsupported DW's and rsvd fields are treated identical, the recipient shall not check their value. Issue fmt cmd, expect success. Then issue same cmd setting all unsupported/rsvd fields, expect success. Set: DW0_b15:10, DW2, DW3, DW4, DW5, DW6, DW7, DW8, DW9, DW10_b31:12, DW11, DW12, DW13, DW14, DW15.</text:p>
          </table:table-cell>
          <table:table-cell table:style-name="ce39"/>
          <table:table-cell table:number-columns-repeated="16377" table:style-name="ce1"/>
        </table:table-row>
        <table:table-row table:style-name="ro9">
          <table:table-cell table:style-name="ce66"/>
          <table:covered-table-cell/>
          <table:table-cell office:value-type="string" table:style-name="ce64">
            <text:p>InvalidNamspc_r10b</text:p>
          </table:table-cell>
          <table:table-cell office:value-type="string" table:style-name="ce48">
            <text:p>revision 1.0b, section 5</text:p>
          </table:table-cell>
          <table:table-cell office:value-type="string" table:content-validation-name="val1" table:style-name="ce50">
            <text:p>Issue fmt cmd and cause SC=Invalid Namspc or Format</text:p>
          </table:table-cell>
          <table:table-cell office:value-type="string" table:style-name="ce24">
            <text:p>Issue general fmt cmd; All values in cmd are 0. <text:s/>Determine Identify.NN and issue fmt cmd to all namspcs not supported by DUT, expect failure. Finally, if Identify.FNA.0=0, then issue NSID=0, expect failure.</text:p>
          </table:table-cell>
          <table:table-cell table:style-name="ce39"/>
          <table:table-cell table:number-columns-repeated="16377" table:style-name="ce1"/>
        </table:table-row>
        <table:table-row table:style-name="ro10">
          <table:table-cell table:style-name="ce67"/>
          <table:covered-table-cell/>
          <table:table-cell office:value-type="string" table:style-name="ce64">
            <text:p>InvalidFieldSES_r10b</text:p>
          </table:table-cell>
          <table:table-cell office:value-type="string" table:style-name="ce48">
            <text:p>revision 1.0b, section 5</text:p>
          </table:table-cell>
          <table:table-cell office:value-type="string" table:content-validation-name="val1" table:style-name="ce50">
            <text:p>Issue fmt cmd, illegal SES, and cause SC=Invalid Field in Cmd</text:p>
          </table:table-cell>
          <table:table-cell office:value-type="string" table:style-name="ce24">
            <text:p>Issue general fmt cmd; All values in cmd are 0, unless Identify.FNA.0=0, in this case NSID=0xFFFFFFFF indicating all namspc's. If Identify.FNA.2=1 then SESRange=[011b-111b) else SESRange=[010b-111b]. Issue cmd and loop through all SESRanges, expect failure.</text:p>
          </table:table-cell>
          <table:table-cell table:style-name="ce39"/>
          <table:table-cell table:number-columns-repeated="16377" table:style-name="ce1"/>
        </table:table-row>
        <table:table-row table:style-name="ro10">
          <table:table-cell table:style-name="ce67"/>
          <table:covered-table-cell/>
          <table:table-cell office:value-type="string" table:style-name="ce64">
            <text:p>SESUserSingleNamspc_r10b</text:p>
          </table:table-cell>
          <table:table-cell office:value-type="string" table:style-name="ce48">
            <text:p>revision 1.0b, section 5</text:p>
          </table:table-cell>
          <table:table-cell office:value-type="string" table:content-validation-name="val1" table:style-name="ce50">
            <text:p>Test SES user erase functionality for single namspc</text:p>
          </table:table-cell>
          <table:table-cell office:value-type="string" table:style-name="ce24">
            <text:p>Write 1 blk @ LBA 0, data pattern dword++ into namspc 1 with approp meta/E2E requirements if necessary. Issue general fmt cmd; DW10.SES=001b; If Identify.FNA.1=0 then NSID=1, else NSID=0. Read back prior written data and verify a data miscompare.</text:p>
          </table:table-cell>
          <table:table-cell table:style-name="ce39"/>
          <table:table-cell table:number-columns-repeated="16377" table:style-name="ce1"/>
        </table:table-row>
        <table:table-row table:style-name="ro15">
          <table:table-cell table:style-name="ce67"/>
          <table:covered-table-cell/>
          <table:table-cell office:value-type="string" table:style-name="ce64">
            <text:p>SESUserAllNamspc_r10b</text:p>
          </table:table-cell>
          <table:table-cell office:value-type="string" table:style-name="ce48">
            <text:p>revision 1.0b, section 5</text:p>
          </table:table-cell>
          <table:table-cell office:value-type="string" table:style-name="ce33">
            <text:p>Test SES user erase functionality for all namspcs</text:p>
          </table:table-cell>
          <table:table-cell office:value-type="string" table:style-name="ce24">
            <text:p>Determine Identify.NN and write 1 blk @ LBA 0, data pattern dword++ into all namspc's with approp meta/E2E requirements if necessary. Issue general fmt cmd; DW10.SES=001b; If Identify.FNA.1=0 then NSID=0xFFFFFFFF, else NSID=0. Read back prior written data and verify a data miscompare for all namspc's.</text:p>
          </table:table-cell>
          <table:table-cell table:style-name="ce39"/>
          <table:table-cell table:number-columns-repeated="16377" table:style-name="ce1"/>
        </table:table-row>
        <table:table-row table:style-name="ro11">
          <table:table-cell table:style-name="ce67"/>
          <table:covered-table-cell/>
          <table:table-cell office:value-type="string" table:style-name="ce64">
            <text:p>VerifySingleNamspc_r10b</text:p>
          </table:table-cell>
          <table:table-cell office:value-type="string" table:style-name="ce48">
            <text:p>revision 1.0b, section 5</text:p>
          </table:table-cell>
          <table:table-cell office:value-type="string" table:style-name="ce33">
            <text:p>Verify only a 1 namspc affected by per namspc DUT's</text:p>
          </table:table-cell>
          <table:table-cell office:value-type="string" table:style-name="ce24">
            <text:p>Test is only possible if Identify.FNA.1 and Identify.FNA.0 both are 0. Determine Identify.NN and write 1 blk @ LBA 0, data pattern dword++ into all namspc's with approp meta/E2E requirements if necessary. Issue general fmt cmd; DW10.SES=001b, NSID=1. Read back prior written data and verify a data miscompare only for NSID==1, all others should produce correct data pattern prviously written.</text:p>
          </table:table-cell>
          <table:table-cell table:style-name="ce39"/>
          <table:table-cell table:number-columns-repeated="16377" table:style-name="ce1"/>
        </table:table-row>
        <table:table-row table:style-name="ro8">
          <table:table-cell table:style-name="ce67"/>
          <table:covered-table-cell/>
          <table:table-cell office:value-type="string" table:style-name="ce60">
            <text:p>SESCryptoSingleNamspc_r10b</text:p>
          </table:table-cell>
          <table:table-cell office:value-type="string" table:style-name="ce48">
            <text:p>revision 1.0b, section 5</text:p>
          </table:table-cell>
          <table:table-cell office:value-type="string" table:content-validation-name="val1" table:style-name="ce50">
            <text:p>Test SES crypto erase functionality for single namspc</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7"/>
          <table:covered-table-cell/>
          <table:table-cell office:value-type="string" table:style-name="ce60">
            <text:p>SESCryptoAllNamspc_r10b</text:p>
          </table:table-cell>
          <table:table-cell office:value-type="string" table:style-name="ce48">
            <text:p>revision 1.0b, section 5</text:p>
          </table:table-cell>
          <table:table-cell office:value-type="string" table:style-name="ce33">
            <text:p>Test SES crypto erase functionality for all namspcs</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7"/>
          <table:covered-table-cell/>
          <table:table-cell office:value-type="string" table:style-name="ce60">
            <text:p>PILFunctrionality_r10b</text:p>
          </table:table-cell>
          <table:table-cell office:value-type="string" table:style-name="ce48">
            <text:p>revision 1.0b, section 5</text:p>
          </table:table-cell>
          <table:table-cell office:value-type="string" table:style-name="ce48">
            <text:p>Verify proper functionality of PIL field</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67"/>
          <table:covered-table-cell/>
          <table:table-cell office:value-type="string" table:style-name="ce64">
            <text:p>InvalidFormatPI_r10b</text:p>
          </table:table-cell>
          <table:table-cell office:value-type="string" table:style-name="ce48">
            <text:p>revision 1.0b, section 5</text:p>
          </table:table-cell>
          <table:table-cell office:value-type="string" table:content-validation-name="val1" table:style-name="ce50">
            <text:p>Issue fmt cmd, illegal PI, and cause SC=Invalid Format</text:p>
          </table:table-cell>
          <table:table-cell office:value-type="string" table:style-name="ce24">
            <text:p>Determine Identify.NN, for each namspc subsequently determine X from Identify.DPC. If Identify.DPC_4:0 = 0 then X=[000b-111n], else X=[100b-111b]. Issue general fmt cmd to each namspc; if Identify.FNA.0=0 then NSID=namspc, else NSID-=0; loop the cmd thru X, expect failure.</text:p>
          </table:table-cell>
          <table:table-cell table:style-name="ce39"/>
          <table:table-cell table:number-columns-repeated="16377" table:style-name="ce1"/>
        </table:table-row>
        <table:table-row table:style-name="ro9">
          <table:table-cell table:style-name="ce67"/>
          <table:covered-table-cell/>
          <table:table-cell office:value-type="string" table:style-name="ce64">
            <text:p>InvalidFormatMS_r10b</text:p>
          </table:table-cell>
          <table:table-cell office:value-type="string" table:style-name="ce48">
            <text:p>revision 1.0b, section 5</text:p>
          </table:table-cell>
          <table:table-cell office:value-type="string" table:content-validation-name="val1" table:style-name="ce50">
            <text:p>Issue fmt cmd, illegal MS, and cause SC=Invalid Format</text:p>
          </table:table-cell>
          <table:table-cell office:value-type="string" table:style-name="ce24">
            <text:p>Determine Identify.NN, for each namspc issue general fmt cmd; if Identify.FNA.0=0 then NSID=namspc, else NSID=0; Set DW10.MS to all values not supported/reported by Identify.MC_1:0</text:p>
          </table:table-cell>
          <table:table-cell table:style-name="ce39"/>
          <table:table-cell table:number-columns-repeated="16377" table:style-name="ce1"/>
        </table:table-row>
        <table:table-row table:style-name="ro10">
          <table:table-cell table:style-name="ce67"/>
          <table:covered-table-cell/>
          <table:table-cell office:value-type="string" table:style-name="ce64">
            <text:p>InvalidFormatLBAF_r10b</text:p>
          </table:table-cell>
          <table:table-cell office:value-type="string" table:style-name="ce48">
            <text:p>revision 1.0b, section 5</text:p>
          </table:table-cell>
          <table:table-cell office:value-type="string" table:content-validation-name="val1" table:style-name="ce50">
            <text:p>Issue fmt cmd, illegal LBAF, and cause SC=Invalid Format</text:p>
          </table:table-cell>
          <table:table-cell office:value-type="string" table:style-name="ce24">
            <text:p>Determine Identify.NN, for each namspc subsequently determine X=(Identify.NLBAF+1). Issue general fmt cmd to each namspc; if Identify.FNA.0=0 then NSID=namspc, else NSID=0; loop the cmd thru DW10.LBAF=[X…0x0F] expect failure.</text:p>
          </table:table-cell>
          <table:table-cell table:style-name="ce39"/>
          <table:table-cell table:number-columns-repeated="16377" table:style-name="ce1"/>
        </table:table-row>
        <table:table-row table:style-name="ro8">
          <table:table-cell table:style-name="ce67"/>
          <table:covered-table-cell/>
          <table:table-cell office:value-type="string" table:style-name="ce68">
            <text:p>PIFunctionality_r10b</text:p>
          </table:table-cell>
          <table:table-cell office:value-type="string" table:style-name="ce48">
            <text:p>revision 1.0b, section 5</text:p>
          </table:table-cell>
          <table:table-cell office:value-type="string" table:style-name="ce48">
            <text:p>Verify proper functionality of PI field</text:p>
          </table:table-cell>
          <table:table-cell office:value-type="string" table:style-name="ce24">
            <text:p>TBD</text:p>
          </table:table-cell>
          <table:table-cell table:style-name="ce39"/>
          <table:table-cell table:number-columns-repeated="16377" table:style-name="ce1"/>
        </table:table-row>
        <table:table-row table:style-name="ro14">
          <table:table-cell office:value-type="string" table:style-name="ce45">
            <text:p>GrpAdminAbortCmd</text:p>
          </table:table-cell>
          <table:table-cell office:value-type="string" table:number-columns-spanned="1" table:number-rows-spanned="3" table:style-name="ce84">
            <text:p>Admin cmd set abort test cases.</text:p>
          </table:table-cell>
          <table:table-cell office:value-type="string" table:style-name="ce64">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Create an empty IOSQ/IOCQ pair. Issue 1 abort cmd for a cmd that doesn't exist in the IOSQ, expect failure as indicated by CE.DW0.0=1. Unsupported DW's and rsvd fields are treated identical, the recipient shall not check their value. Issue same cmd setting all unsupported/rsvd fields, expect success. Set: DW0_b15:10, DW2, DW3, DW4, DW5, DW6, DW7, DW8, DW9, DW10, DW11, DW12, DW13, DW14, DW15, expect identical outcome.</text:p>
          </table:table-cell>
          <table:table-cell table:style-name="ce39"/>
          <table:table-cell table:number-columns-repeated="16377" table:style-name="ce1"/>
        </table:table-row>
        <table:table-row table:style-name="ro14">
          <table:table-cell table:style-name="ce66"/>
          <table:covered-table-cell/>
          <table:table-cell office:value-type="string" table:style-name="ce64">
            <text:p>AbortSuccess_r10b</text:p>
          </table:table-cell>
          <table:table-cell office:value-type="string" table:style-name="ce48">
            <text:p>revision 1.0b, section 5</text:p>
          </table:table-cell>
          <table:table-cell office:value-type="string" table:content-validation-name="val1" table:style-name="ce50">
            <text:p>Verify abort cmd completes in succes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Issue an abort cmd for a flush cmd in the IOSQ. Start reaping all cmds from the IOCQ until all cmds are accounted, expect exaclty 1 of the flush cmds to complete with SC=Command Abort Requested. Verify the abort cmd completed in success indicated by CE.DW0.0=0.</text:p>
          </table:table-cell>
          <table:table-cell table:style-name="ce39"/>
          <table:table-cell table:number-columns-repeated="16377" table:style-name="ce1"/>
        </table:table-row>
        <table:table-row table:style-name="ro16">
          <table:table-cell table:style-name="ce69"/>
          <table:covered-table-cell/>
          <table:table-cell office:value-type="string" table:style-name="ce64">
            <text:p>AbortCompletes_r10b</text:p>
          </table:table-cell>
          <table:table-cell office:value-type="string" table:style-name="ce48">
            <text:p>revision 1.0b, section 5</text:p>
          </table:table-cell>
          <table:table-cell office:value-type="string" table:content-validation-name="val1" table:style-name="ce50">
            <text:p>Verify abort cmd complete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but allow the last cmd in the IOSQ to be a read, 1 blk @ LBA=0 with approp meta and E2E if needed. Issue an abort cmd for the read cmd in the IOSQ. Start reaping all cmds from the IOCQ until all cmds are accounted. Verify the abort cmd completed, ignore CE.DW0.0 since success of failure cannot be determined reliably due to implementation variances.</text:p>
          </table:table-cell>
          <table:table-cell table:style-name="ce39"/>
          <table:table-cell table:number-columns-repeated="16377" table:style-name="ce1"/>
        </table:table-row>
        <table:table-row table:style-name="ro18">
          <table:table-cell office:value-type="string" table:style-name="ce45">
            <text:p>GrpAdminAsyncCmd</text:p>
          </table:table-cell>
          <table:table-cell office:value-type="string" table:number-columns-spanned="1" table:number-rows-spanned="9" table:style-name="ce84">
            <text:p>Admin cmd set async event request test cases.</text:p>
          </table:table-cell>
          <table:table-cell office:value-type="string" table:style-name="ce64">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Issue 1 async cmd. Delay 5 sec, verify no CE exists in ACQ. Ring doorbell for IOSQ #1, reap a successful CE from the ASQ, validate CE.DW0 for proper error. Read error event log page to clear async event. Unsupported DW's and rsvd fields are treated identical, the recipient shall not check their value. Issue same cmd setting all unsupported/rsvd fields, expect success. Set: DW0_b15:10, DW2, DW3, DW4, DW5, DW6, DW7, DW8, DW9, DW10, DW11, DW12, DW13, DW14, DW15. Validate CE.DW0 for ringing non-existent doorbell. Read error event log page to clear async event.</text:p>
          </table:table-cell>
          <table:table-cell table:style-name="ce39"/>
          <table:table-cell table:number-columns-repeated="16377" table:style-name="ce1"/>
        </table:table-row>
        <table:table-row table:style-name="ro9">
          <table:table-cell table:style-name="ce66"/>
          <table:covered-table-cell/>
          <table:table-cell office:value-type="string" table:style-name="ce64">
            <text:p>AbortByReset_r10b</text:p>
          </table:table-cell>
          <table:table-cell office:value-type="string" table:style-name="ce48">
            <text:p>revision 1.0b, section 5</text:p>
          </table:table-cell>
          <table:table-cell office:value-type="string" table:content-validation-name="val1" table:style-name="ce50">
            <text:p>Verify an async event is aborted by reset</text:p>
          </table:table-cell>
          <table:table-cell office:value-type="string" table:style-name="ce24">
            <text:p>Reset ctrlr to cause a clearing of DUT state. Issue 1 async cmd. Delay 5 sec, verify no CE exists in ACQ. Reset ctrlr to cause a clearing of DUT state. Ring doorbell for IOSQ #1. Delay 5 sec, verify no CE exists in ACQ.</text:p>
          </table:table-cell>
          <table:table-cell table:style-name="ce39"/>
          <table:table-cell table:number-columns-repeated="16377" table:style-name="ce1"/>
        </table:table-row>
        <table:table-row table:style-name="ro15">
          <table:table-cell table:style-name="ce67"/>
          <table:covered-table-cell/>
          <table:table-cell office:value-type="string" table:style-name="ce64">
            <text:p>VerifyMaxEvents_r10b</text:p>
          </table:table-cell>
          <table:table-cell office:value-type="string" table:style-name="ce48">
            <text:p>revision 1.0b, section 5</text:p>
          </table:table-cell>
          <table:table-cell office:value-type="string" table:content-validation-name="val1" table:style-name="ce50">
            <text:p>Verify the max async events can be created.</text:p>
          </table:table-cell>
          <table:table-cell office:value-type="string" table:style-name="ce24">
            <text:p>Reset ctrlr to cause a clearing of DUT state. Issue Identify.AERL async cmds. Issue 1 more and reap the CE and verify SC=Async Event Limit Exceed. Do the following Identify.AERL iterations: Ring doorbell for IOSQ #1, issue GetLogPage requesting error log page, reap a successful CE from the ASQ, validate CE.DW0 for proper error.</text:p>
          </table:table-cell>
          <table:table-cell table:style-name="ce39"/>
          <table:table-cell table:number-columns-repeated="16377" table:style-name="ce1"/>
        </table:table-row>
        <table:table-row table:style-name="ro10">
          <table:table-cell table:style-name="ce67"/>
          <table:covered-table-cell/>
          <table:table-cell office:value-type="string" table:style-name="ce64">
            <text:p>VerifyMasking_r10b</text:p>
          </table:table-cell>
          <table:table-cell office:value-type="string" table:style-name="ce48">
            <text:p>revision 1.0b, section 5</text:p>
          </table:table-cell>
          <table:table-cell office:value-type="string" table:content-validation-name="val1" table:style-name="ce50">
            <text:p>Verify async events are masked.</text:p>
          </table:table-cell>
          <table:table-cell office:value-type="string" table:style-name="ce24">
            <text:p>Reset ctrlr to cause a clearing of DUT state. Unable to perform this test unless Identify.AERL &gt;= 2. Issue Identify.AERL async cmds. Ring doorbell #1 Identify.AERL times, then verify a single CE exists for 1 async event,and, validate CE.DW0 for proper error.</text:p>
          </table:table-cell>
          <table:table-cell office:value-type="string" table:style-name="ce39">
            <text:p>This runnable condition should be placed inside of RunnableCoreTest()</text:p>
          </table:table-cell>
          <table:table-cell table:number-columns-repeated="16377" table:style-name="ce1"/>
        </table:table-row>
        <table:table-row table:style-name="ro9">
          <table:table-cell table:style-name="ce67"/>
          <table:covered-table-cell/>
          <table:table-cell office:value-type="string" table:style-name="ce64">
            <text:p>VerifyEventQueueing_r10b</text:p>
          </table:table-cell>
          <table:table-cell office:value-type="string" table:style-name="ce48">
            <text:p>revision 1.0b, section 5</text:p>
          </table:table-cell>
          <table:table-cell office:value-type="string" table:content-validation-name="val1" table:style-name="ce50">
            <text:p>Verify async events are queued</text:p>
          </table:table-cell>
          <table:table-cell office:value-type="string" table:style-name="ce24">
            <text:p>Reset ctrlr to cause a clearing of DUT state. Ring doorbell #1. Delay 5 sec and verify no CE's exist in ASQ. Issue async event and reap immiately then verify a single CE exists for 1 async event,and, validate CE.DW0 for proper error.</text:p>
          </table:table-cell>
          <table:table-cell table:style-name="ce39"/>
          <table:table-cell table:number-columns-repeated="16377" table:style-name="ce1"/>
        </table:table-row>
        <table:table-row table:style-name="ro10">
          <table:table-cell table:style-name="ce67"/>
          <table:covered-table-cell/>
          <table:table-cell office:value-type="string" table:style-name="ce64">
            <text:p>DoorOutRange_r10b</text:p>
          </table:table-cell>
          <table:table-cell office:value-type="string" table:style-name="ce48">
            <text:p>revision 1.0b, section 5</text:p>
          </table:table-cell>
          <table:table-cell office:value-type="string" table:content-validation-name="val1" table:style-name="ce50">
            <text:p>Perform doorbell our of range; SC=Invalid doorbell write value</text:p>
          </table:table-cell>
          <table:table-cell office:value-type="string" table:style-name="ce24">
            <text:p>Reset ctrlr to cause a clearing of DUT state. Issue 1 async cmd. Setup and cause IOSQ doorbell write out of base addr and size. Reap async CE immiately then verify a single CE exists for 1 async event, and validate CE.DW0 for proper error.</text:p>
          </table:table-cell>
          <table:table-cell table:style-name="ce39"/>
          <table:table-cell table:number-columns-repeated="16377" table:style-name="ce1"/>
        </table:table-row>
        <table:table-row table:style-name="ro10">
          <table:table-cell table:style-name="ce67"/>
          <table:covered-table-cell/>
          <table:table-cell office:value-type="string" table:style-name="ce64">
            <text:p>SameValueWrote_r10b</text:p>
          </table:table-cell>
          <table:table-cell office:value-type="string" table:style-name="ce48">
            <text:p>revision 1.0b, section 5</text:p>
          </table:table-cell>
          <table:table-cell office:value-type="string" table:content-validation-name="val1" table:style-name="ce50">
            <text:p>Perform doorbell same value; SC=Invalid doorbell write value</text:p>
          </table:table-cell>
          <table:table-cell office:value-type="string" table:style-name="ce24">
            <text:p>Reset ctrlr to cause a clearing of DUT state. Issue 1 async cmd. Setup and cause value written same as prior write to IOSQ doorbell.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7"/>
          <table:covered-table-cell/>
          <table:table-cell office:value-type="string" table:style-name="ce64">
            <text:p>AddCmdToFullSQ_r10b</text:p>
          </table:table-cell>
          <table:table-cell office:value-type="string" table:style-name="ce48">
            <text:p>revision 1.0b, section 5</text:p>
          </table:table-cell>
          <table:table-cell office:value-type="string" table:content-validation-name="val1" table:style-name="ce50">
            <text:p>Perform add cmd to full SQ; SC=Invalid doorbell write value</text:p>
          </table:table-cell>
          <table:table-cell office:value-type="string" table:style-name="ce24">
            <text:p>Reset ctrlr to cause a clearing of DUT state. Issue 1 async cmd. Setup and cause adding a cmd to a full IOSQ.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9"/>
          <table:covered-table-cell/>
          <table:table-cell office:value-type="string" table:style-name="ce64">
            <text:p>RemoveFromEmptyCQ_r10b</text:p>
          </table:table-cell>
          <table:table-cell office:value-type="string" table:style-name="ce48">
            <text:p>revision 1.0b, section 5</text:p>
          </table:table-cell>
          <table:table-cell office:value-type="string" table:content-validation-name="val1" table:style-name="ce50">
            <text:p>Perform removal from emtpy CQ; SC=Invalid doorbell write value</text:p>
          </table:table-cell>
          <table:table-cell office:value-type="string" table:style-name="ce24">
            <text:p>Reset ctrlr to cause a clearing of DUT state. Issue 1 async cmd. Setup and cause removal of CE from empty IOCQ. Reap async CE immiately then verify a single CE exists for 1 async event, and validate CE.DW0 for proper error.</text:p>
          </table:table-cell>
          <table:table-cell table:style-name="ce39"/>
          <table:table-cell table:number-columns-repeated="16377" table:style-name="ce1"/>
        </table:table-row>
        <table:table-row table:style-name="ro10">
          <table:table-cell office:value-type="string" table:style-name="ce45">
            <text:p>GrpAdminSetGetFeatCombo</text:p>
          </table:table-cell>
          <table:table-cell office:value-type="string" table:number-columns-spanned="1" table:number-rows-spanned="9" table:style-name="ce84">
            <text:p>Admin cmd set/get features utilizing both cmds for efficiency.</text:p>
          </table:table-cell>
          <table:table-cell office:value-type="string" table:style-name="ce56">
            <text:p>FIDArbitration_r10b</text:p>
          </table:table-cell>
          <table:table-cell office:value-type="string" table:style-name="ce48">
            <text:p>revision 1.0b, section 5</text:p>
          </table:table-cell>
          <table:table-cell office:value-type="string" table:content-validation-name="val1" table:style-name="ce50">
            <text:p>Verify changes are allowed on FID=Arbitration</text:p>
          </table:table-cell>
          <table:table-cell office:value-type="string" table:style-name="ce40">
            <text:p>Reset ctrlr to cause a clearing of DUT state. Issue GetFeatures, FID=0x01.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FIDPwrMgmt_r10b</text:p>
          </table:table-cell>
          <table:table-cell office:value-type="string" table:style-name="ce48">
            <text:p>revision 1.0b, section 5</text:p>
          </table:table-cell>
          <table:table-cell office:value-type="string" table:content-validation-name="val1" table:style-name="ce50">
            <text:p>Verify changes are allowed on FID=Pwr mgmt</text:p>
          </table:table-cell>
          <table:table-cell office:value-type="string" table:style-name="ce40">
            <text:p>Reset ctrlr to cause a clearing of DUT state. Issue GetFeatures, FID=0x02.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10">
          <table:table-cell table:style-name="ce67"/>
          <table:covered-table-cell/>
          <table:table-cell office:value-type="string" table:style-name="ce70">
            <text:p>FIDTempThres_r10b</text:p>
          </table:table-cell>
          <table:table-cell office:value-type="string" table:style-name="ce48">
            <text:p>revision 1.0b, section 5</text:p>
          </table:table-cell>
          <table:table-cell office:value-type="string" table:content-validation-name="val1" table:style-name="ce50">
            <text:p>Verify changes are allowed on FID=Temperature threshold</text:p>
          </table:table-cell>
          <table:table-cell office:value-type="string" table:style-name="ce40">
            <text:p>Reset ctrlr to cause a clearing of DUT state. Issue GetFeatures, FID=0x04.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10">
          <table:table-cell table:style-name="ce67"/>
          <table:covered-table-cell/>
          <table:table-cell office:value-type="string" table:style-name="ce70">
            <text:p>FIDErrRecovery_r10b</text:p>
          </table:table-cell>
          <table:table-cell office:value-type="string" table:style-name="ce48">
            <text:p>revision 1.0b, section 5</text:p>
          </table:table-cell>
          <table:table-cell office:value-type="string" table:content-validation-name="val1" table:style-name="ce50">
            <text:p>Verify changes are allowed on FID=Error recovery</text:p>
          </table:table-cell>
          <table:table-cell office:value-type="string" table:style-name="ce40">
            <text:p>Reset ctrlr to cause a clearing of DUT state. Issue GetFeatures, FID=0x05.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15">
          <table:table-cell table:style-name="ce67"/>
          <table:covered-table-cell/>
          <table:table-cell office:value-type="string" table:style-name="ce70">
            <text:p>FIDVolatileCash_r10b</text:p>
          </table:table-cell>
          <table:table-cell office:value-type="string" table:style-name="ce48">
            <text:p>revision 1.0b, section 5</text:p>
          </table:table-cell>
          <table:table-cell office:value-type="string" table:content-validation-name="val1" table:style-name="ce50">
            <text:p>Verify changes are allowed on FID=Volatile write cache</text:p>
          </table:table-cell>
          <table:table-cell office:value-type="string" table:style-name="ce40">
            <text:p>May only execute test if Identify.VWC.0=1. Reset ctrlr to cause a clearing of DUT state. Issue GetFeatures, FID=0x06. Programmatically and dynamically force new, legal values into all fields of CE.DW0 and assoc changes with SetFeatures. Redo GetFeatures to verify settings were accepted.<text:s/></text:p>
          </table:table-cell>
          <table:table-cell office:value-type="string" table:style-name="ce39">
            <text:p>This runnable condition should be placed inside of RunnableCoreTest()</text:p>
          </table:table-cell>
          <table:table-cell table:number-columns-repeated="16377" table:style-name="ce1"/>
        </table:table-row>
        <table:table-row table:style-name="ro10">
          <table:table-cell table:style-name="ce67"/>
          <table:covered-table-cell/>
          <table:table-cell office:value-type="string" table:style-name="ce70">
            <text:p>FIDIRQCoalescing_r10b</text:p>
          </table:table-cell>
          <table:table-cell office:value-type="string" table:style-name="ce48">
            <text:p>revision 1.0b, section 5</text:p>
          </table:table-cell>
          <table:table-cell office:value-type="string" table:content-validation-name="val1" table:style-name="ce50">
            <text:p>Verify changes are allowed on FID=IRQ coalescing</text:p>
          </table:table-cell>
          <table:table-cell office:value-type="string" table:style-name="ce40">
            <text:p>Reset ctrlr to cause a clearing of DUT state. Issue GetFeatures, FID=0x08. Programmatically and dynamically force new, legal values into all fields of CE.DW0 and assoc changes with SetFeatures. Redo GetFeatures to verify settings were accepted.<text:s/></text:p>
          </table:table-cell>
          <table:table-cell table:style-name="ce39"/>
          <table:table-cell table:number-columns-repeated="16377" table:style-name="ce1"/>
        </table:table-row>
        <table:table-row table:style-name="ro10">
          <table:table-cell table:style-name="ce67"/>
          <table:covered-table-cell/>
          <table:table-cell office:value-type="string" table:style-name="ce70">
            <text:p>FIDIRQVec_r10b</text:p>
          </table:table-cell>
          <table:table-cell office:value-type="string" table:style-name="ce48">
            <text:p>revision 1.0b, section 5</text:p>
          </table:table-cell>
          <table:table-cell office:value-type="string" table:content-validation-name="val1" table:style-name="ce50">
            <text:p>Verify changes are allowed on FID=IRQ vector</text:p>
          </table:table-cell>
          <table:table-cell office:value-type="string" table:style-name="ce40">
            <text:p>Reset ctrlr to cause a clearing of DUT state. Issue GetFeatures, FID=0x09. Programmatically and dynamically force new, legal values into all fields of CE.DW0 and assoc changes with SetFeatures. Redo GetFeatures to verify settings were accepted.<text:s/></text:p>
          </table:table-cell>
          <table:table-cell table:style-name="ce39"/>
          <table:table-cell table:number-columns-repeated="16377" table:style-name="ce1"/>
        </table:table-row>
        <table:table-row table:style-name="ro10">
          <table:table-cell table:style-name="ce67"/>
          <table:covered-table-cell/>
          <table:table-cell office:value-type="string" table:style-name="ce70">
            <text:p>FIDWriteAtomicity_r10b</text:p>
          </table:table-cell>
          <table:table-cell office:value-type="string" table:style-name="ce48">
            <text:p>revision 1.0b, section 5</text:p>
          </table:table-cell>
          <table:table-cell office:value-type="string" table:content-validation-name="val1" table:style-name="ce50">
            <text:p>Verify changes are allowed on FID=Write atomicity</text:p>
          </table:table-cell>
          <table:table-cell office:value-type="string" table:style-name="ce40">
            <text:p>Reset ctrlr to cause a clearing of DUT state. Issue GetFeatures, FID=0x0A. Programmatically and dynamically force new, legal values into all fields of CE.DW0 and assoc changes with SetFeatures. Redo GetFeatures to verify settings were accepted.<text:s/></text:p>
          </table:table-cell>
          <table:table-cell table:style-name="ce39"/>
          <table:table-cell table:number-columns-repeated="16377" table:style-name="ce1"/>
        </table:table-row>
        <table:table-row table:style-name="ro10">
          <table:table-cell table:style-name="ce67"/>
          <table:covered-table-cell/>
          <table:table-cell office:value-type="string" table:style-name="ce70">
            <text:p>FIDAsyncEventCfg_r10b</text:p>
          </table:table-cell>
          <table:table-cell office:value-type="string" table:style-name="ce48">
            <text:p>revision 1.0b, section 5</text:p>
          </table:table-cell>
          <table:table-cell office:value-type="string" table:content-validation-name="val1" table:style-name="ce50">
            <text:p>Verify changes are allowed on FID=Async write config</text:p>
          </table:table-cell>
          <table:table-cell office:value-type="string" table:style-name="ce40">
            <text:p>Reset ctrlr to cause a clearing of DUT state. Issue GetFeatures, FID=0x0B.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30">
          <table:table-cell office:value-type="string" table:style-name="ce45">
            <text:p>GrpAdminSetFeatCmd</text:p>
          </table:table-cell>
          <table:table-cell office:value-type="string" table:style-name="ce66">
            <text:p>Admin cmd set features test cases w/o get features dependency.</text:p>
          </table:table-cell>
          <table:table-cell office:value-type="string" table:style-name="ce38">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SetFeatures cmd, with no PRP payload. Issue cmd for all reserved DW10.FID={0x00, 0x0C to 0x7F, 0x81 to 0xBF}, expect failure.</text:p>
          </table:table-cell>
          <table:table-cell table:style-name="ce39"/>
          <table:table-cell table:number-columns-repeated="16377" table:style-name="ce1"/>
        </table:table-row>
        <table:table-row table:style-name="ro10">
          <table:table-cell office:value-type="string" table:style-name="ce45">
            <text:p>GrpAdminGetFeatCmd</text:p>
          </table:table-cell>
          <table:table-cell office:value-type="string" table:number-columns-spanned="1" table:number-rows-spanned="2" table:style-name="ce84">
            <text:p>Admin cmd set get features test cases w/o set features dependency.</text:p>
          </table:table-cell>
          <table:table-cell office:value-type="string" table:style-name="ce38">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a GetFeature cmd with DW10.FID=0x01, and set bits DW0_b15:10, DW2, DW3, DW4, DW5, DW10_31:8, DW12, DW13, DW14, DW15, expect success.</text:p>
          </table:table-cell>
          <table:table-cell table:style-name="ce39"/>
          <table:table-cell table:number-columns-repeated="16377" table:style-name="ce1"/>
        </table:table-row>
        <table:table-row table:style-name="ro7">
          <table:table-cell table:style-name="ce45"/>
          <table:covered-table-cell/>
          <table:table-cell office:value-type="string" table:style-name="ce38">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GetFeatures cmd, with no PRP payload. Issue cmd for all reserved DW10.FID={0x00, 0x0C to 0x7F, 0x81 to 0xBF}, expect failure.</text:p>
          </table:table-cell>
          <table:table-cell table:style-name="ce39"/>
          <table:table-cell table:number-columns-repeated="16377" table:style-name="ce1"/>
        </table:table-row>
        <table:table-row table:style-name="ro18">
          <table:table-cell office:value-type="string" table:style-name="ce45">
            <text:p>GrpAdminFirmActCmd</text:p>
          </table:table-cell>
          <table:table-cell office:value-type="string" table:number-columns-spanned="1" table:number-rows-spanned="4" table:style-name="ce90">
            <text:p>Admin cmd set firmware activate test cases w/o firm img cmd dependency.</text:p>
          </table:table-cell>
          <table:table-cell office:value-type="string" table:style-name="ce64">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Reset ctrlr to cause a clearing of DUT state. Issue GetLogPage, LID=0x03; Let X=active firmware slot. Issue ActFirmImg cmd with FS=X, AA=0x02, expect success. Unsupported DW's and rsvd fields are treated identical, the recipient shall not check their value. Issue same cmd setting all unsupported/rsvd fields, expect success. Set: DW0_b15:10, DW2, DW3, DW4, DW5, DW6, DW7, DW8, DW9, DW10_31:5, DW11, DW12, DW13, DW14, DW15.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5">
          <table:table-cell table:style-name="ce66"/>
          <table:covered-table-cell/>
          <table:table-cell office:value-type="string" table:style-name="ce71">
            <text:p>InvalidFieldCmd_r10b</text:p>
          </table:table-cell>
          <table:table-cell office:value-type="string" table:style-name="ce48">
            <text:p>revision 1.0b, section 5</text:p>
          </table:table-cell>
          <table:table-cell office:value-type="string" table:content-validation-name="val1" table:style-name="ce50">
            <text:p>Issue cmd and cause SC=Invalid field in cmd</text:p>
          </table:table-cell>
          <table:table-cell office:value-type="string" table:style-name="ce40">
            <text:p>Reset ctrlr to cause a clearing of DUT state. Issue GetLogPage, LID=0x03; Let X=active firmware slot. Issue ActFirmImg cmd with FS=X, AA=0x03,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7"/>
          <table:covered-table-cell/>
          <table:table-cell office:value-type="string" table:style-name="ce71">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Reset ctrlr to cause a clearing of DUT state. Let X={Identify.FRMW+1 to 0x07}. Issue ActFirmImg cmd with FS=X, AA=0x02, expect failure.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9"/>
          <table:covered-table-cell/>
          <table:table-cell office:value-type="string" table:style-name="ce71">
            <text:p>VerifyCtrlrDecide_r10b</text:p>
          </table:table-cell>
          <table:table-cell office:value-type="string" table:style-name="ce48">
            <text:p>revision 1.0b, section 5</text:p>
          </table:table-cell>
          <table:table-cell office:value-type="string" table:content-validation-name="val1" table:style-name="ce50">
            <text:p>Issue cmd and allow ctrlr to decide FW slot</text:p>
          </table:table-cell>
          <table:table-cell office:value-type="string" table:style-name="ce40">
            <text:p>Reset ctrlr to cause a clearing of DUT state. Issue ActFirmImg cmd with FS=0, AA=0x02,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31">
          <table:table-cell office:value-type="string" table:style-name="ce45">
            <text:p>GrpAdminFirmImgCmd</text:p>
          </table:table-cell>
          <table:table-cell office:value-type="string" table:style-name="ce72">
            <text:p>Admin cmd set firmware image download test cases w/o firm act cmd dependency.</text:p>
          </table:table-cell>
          <table:table-cell office:value-type="string" table:style-name="ce64">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Issue FirmImgDnld cmd sending --fwimage data, expect success. <text:s/>Unsupported DW's and rsvd fields are treated identical, the recipient shall not check their value. Issue same cmd setting all unsupported/rsvd fields, expect success. Set: DW0_b15:10, DW2, DW3, DW4, DW5, DW12, DW13, DW14, DW15.</text:p>
          </table:table-cell>
          <table:table-cell office:value-type="string" table:style-name="ce39">
            <text:p>1) RunnableCoreTest(): Tests are non-destructive because they will not be calling a subsequent firmware active to cause the download to become permenant in some slot.</text:p>
            <text:p>2) RunnableCoreTest(): Test is only runnable if and only if the --fwimage cmd line option was supplied.</text:p>
          </table:table-cell>
          <table:table-cell table:number-columns-repeated="16377" table:style-name="ce1"/>
        </table:table-row>
        <table:table-row table:style-name="ro20">
          <table:table-cell office:value-type="string" table:style-name="ce45">
            <text:p>GrpAdminFirmCombo</text:p>
          </table:table-cell>
          <table:table-cell office:value-type="string" table:number-columns-spanned="1" table:number-rows-spanned="10" table:style-name="ce90">
            <text:p>Admin cmd set firmware activate &amp; firmware image utilizing both cmds for effeciency.</text:p>
          </table:table-cell>
          <table:table-cell office:value-type="string" table:style-name="ce70">
            <text:p>DnldPRP1_r10b</text:p>
          </table:table-cell>
          <table:table-cell office:value-type="string" table:style-name="ce48">
            <text:p>revision 1.0b, section 5</text:p>
          </table:table-cell>
          <table:table-cell office:value-type="string" table:content-validation-name="val1" table:style-name="ce50">
            <text:p>Dnld --fwimage using PRP1 only.</text:p>
          </table:table-cell>
          <table:table-cell office:value-type="string" table:style-name="ce40">
            <text:p>Issue FirmImgDnld cmd sending --fwimage data with buffer size of single page using PRP1 only,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text:p>
          </table:table-cell>
          <table:table-cell table:number-columns-repeated="16377" table:style-name="ce1"/>
        </table:table-row>
        <table:table-row table:style-name="ro14">
          <table:table-cell table:style-name="ce45"/>
          <table:covered-table-cell/>
          <table:table-cell office:value-type="string" table:style-name="ce73">
            <text:p>DnldPRP1PRP2_r10b</text:p>
          </table:table-cell>
          <table:table-cell office:value-type="string" table:style-name="ce48">
            <text:p>revision 1.0b, section 5</text:p>
          </table:table-cell>
          <table:table-cell office:value-type="string" table:content-validation-name="val1" table:style-name="ce50">
            <text:p>Dnld --fwimage using PRP1 &amp; PRP2</text:p>
          </table:table-cell>
          <table:table-cell office:value-type="string" table:style-name="ce40">
            <text:p>Issue FirmImgDnld cmd sending --fwimage data with buffer size of 2 pages using PRP1 &amp; PRP2,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14">
          <table:table-cell table:style-name="ce45"/>
          <table:covered-table-cell/>
          <table:table-cell office:value-type="string" table:style-name="ce73">
            <text:p>VerifyNUMDOFST_r10b</text:p>
          </table:table-cell>
          <table:table-cell office:value-type="string" table:style-name="ce48">
            <text:p>revision 1.0b, section 5</text:p>
          </table:table-cell>
          <table:table-cell office:value-type="string" table:content-validation-name="val1" table:style-name="ce50">
            <text:p>Dnld --fwimage by varying NUMD &amp; OFST</text:p>
          </table:table-cell>
          <table:table-cell office:value-type="string" table:style-name="ce40">
            <text:p>Create a 2 page discontig buffer. <text:s/>Issue FirmImgDnld cmds sending --fwimage data allowing the use of PRP1 &amp; PRP2, but vary the NUMD={0, 1, 2, 3...(end-of-data or (2*CC.MPS))}, while adjusting OFST appropriately for subsequent issues. Xfer len=0 is expected to succeed.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20">
          <table:table-cell table:style-name="ce45"/>
          <table:covered-table-cell/>
          <table:table-cell office:value-type="string" table:style-name="ce73">
            <text:p>DnldEntireOutOfOrder_r10b</text:p>
          </table:table-cell>
          <table:table-cell office:value-type="string" table:style-name="ce48">
            <text:p>revision 1.0b, section 5</text:p>
          </table:table-cell>
          <table:table-cell office:value-type="string" table:content-validation-name="val1" table:style-name="ce50">
            <text:p>Dnld --fwimage entirely, but out-of-order</text:p>
          </table:table-cell>
          <table:table-cell office:value-type="string" table:style-name="ce40">
            <text:p>Issue FirmImgDnld cmds sending --fwimage in any legal manner, but slice up the image into 256 non-equal chunks and issue the entire image to the DUT, however interleave the chunks out-of-order by adjusting OFST appropriatly.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7">
          <table:table-cell table:style-name="ce45"/>
          <table:covered-table-cell/>
          <table:table-cell office:value-type="string" table:style-name="ce73">
            <text:p>DnldPartiallyOutOfOrder_r10b</text:p>
          </table:table-cell>
          <table:table-cell office:value-type="string" table:style-name="ce48">
            <text:p>revision 1.0b, section 5</text:p>
          </table:table-cell>
          <table:table-cell office:value-type="string" table:content-validation-name="val1" table:style-name="ce50">
            <text:p>Dnld --fwimage partially, and out-of-order</text:p>
          </table:table-cell>
          <table:table-cell office:value-type="string" table:style-name="ce40">
            <text:p>Set randon number seed=155. Issue FirmImgDnld cmds sending --fwimage in any legal manner, but slice up the image into 256 non-equal chunks and issue the partial image to the DUT, and interleave the chunks out-of-order by adjusting OFST appropriatly. Use random num gen to target one of the 256 chunks which will not be sent, one chunk missing. Finally issue FirmActivate cmd, AA=0x02, FS=(~(GetLog.FirmSlotInfo.AFI_2:0) &amp; 0x07), expect failure by expecting SC=Invalid firmware imag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1">
          <table:table-cell table:style-name="ce45"/>
          <table:covered-table-cell/>
          <table:table-cell office:value-type="string" table:style-name="ce73">
            <text:p>VerifyImageContinuous_r10b</text:p>
          </table:table-cell>
          <table:table-cell office:value-type="string" table:style-name="ce48">
            <text:p>revision 1.0b, section 5</text:p>
          </table:table-cell>
          <table:table-cell office:value-type="string" table:content-validation-name="val1" table:style-name="ce50">
            <text:p>Dnld --fwimage continuously and verify success.</text:p>
          </table:table-cell>
          <table:table-cell office:value-type="string" table:style-name="ce40">
            <text:p>The continuous feature means no other cmds will be issued while sending FirmImgDnld.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73">
            <text:p>VerifyImageInterleave_r10b</text:p>
          </table:table-cell>
          <table:table-cell office:value-type="string" table:style-name="ce48">
            <text:p>revision 1.0b, section 5</text:p>
          </table:table-cell>
          <table:table-cell office:value-type="string" table:content-validation-name="val1" table:style-name="ce50">
            <text:p>Dnld --fwimage interleaved and verify success.</text:p>
          </table:table-cell>
          <table:table-cell office:value-type="string" table:style-name="ce40">
            <text:p>The interleaved feature means between each FirmImgDnld cdm, the test will issue Identify cmd requsting ctrlr data struct.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5">
          <table:table-cell table:style-name="ce45"/>
          <table:covered-table-cell/>
          <table:table-cell office:value-type="string" table:style-name="ce73">
            <text:p>VerifyAllFirmSlots_r10b</text:p>
          </table:table-cell>
          <table:table-cell office:value-type="string" table:style-name="ce48">
            <text:p>revision 1.0b, section 5</text:p>
          </table:table-cell>
          <table:table-cell office:value-type="string" table:content-validation-name="val1" table:style-name="ce50">
            <text:p>Dnld --fwimage and verify all slots operate.</text:p>
          </table:table-cell>
          <table:table-cell office:value-type="string" table:style-name="ce40">
            <text:p>Let X=Identify.FRMW.3:1. If Identify.FRMW.0 is set, then slot 1 is not programmable, thus X cannot test this slot. For the set X, issue --fwimage using FirmImgDnld cmd, active each firmware for all slots X, expect success. Disable and renabled DUT, and reissue GetLog to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71">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If Identify.FRMW.0 is set then slot 1 is read only. Issue FirmImgDnld cmds sending --fwimage in any legal manner. Issue FirmActivate cmd, AA=0x02, FS=1 and expect failur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ext:p><text:span text:style-name="T1">3) RunnableCoreTest(): May only perform this test if Identify.FRMW.0 is set.</text:span></text:p>
          </table:table-cell>
          <table:table-cell table:number-columns-repeated="16377" table:style-name="ce1"/>
        </table:table-row>
        <table:table-row table:style-name="ro15">
          <table:table-cell table:style-name="ce45"/>
          <table:covered-table-cell/>
          <table:table-cell office:value-type="string" table:style-name="ce73">
            <text:p>ValidateDnldNoActivate</text:p>
          </table:table-cell>
          <table:table-cell office:value-type="string" table:style-name="ce48">
            <text:p>revision 1.0b, section 5</text:p>
          </table:table-cell>
          <table:table-cell office:value-type="string" table:content-validation-name="val1" table:style-name="ce50">
            <text:p>Dnld --fwimage, assign slot, do not active.</text:p>
          </table:table-cell>
          <table:table-cell office:value-type="string" table:style-name="ce40">
            <text:p>Issue FirmImgDnld cmds sending --fwimage in any legal manner. Issue FirmActivate cmd, AA=0x00, FS=(~(GetLog.FirmSlotInfo.AFI_2:0) &amp; 0x07), expect success.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8">
          <table:table-cell office:value-type="string" table:style-name="ce45">
            <text:p>GrpAdminSecSendCmd</text:p>
          </table:table-cell>
          <table:table-cell office:value-type="string" table:style-name="ce63">
            <text:p>Admin cmd set security send test cases.</text:p>
          </table:table-cell>
          <table:table-cell office:value-type="string" table:style-name="ce74">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AdminSecRcvCmd</text:p>
          </table:table-cell>
          <table:table-cell office:value-type="string" table:style-name="ce63">
            <text:p>Admin cmd set security receive test cases.</text:p>
          </table:table-cell>
          <table:table-cell office:value-type="string" table:style-name="ce75">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FusedOps</text:p>
          </table:table-cell>
          <table:table-cell office:value-type="string" table:style-name="ce63">
            <text:p>Fused operational test cases.</text:p>
          </table:table-cell>
          <table:table-cell office:value-type="string" table:style-name="ce75">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RndRobin</text:p>
          </table:table-cell>
          <table:table-cell office:value-type="string" table:style-name="ce24">
            <text:p>Round robin arbitration test cases.</text:p>
          </table:table-cell>
          <table:table-cell office:value-type="string" table:style-name="ce75">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7">
          <table:table-cell office:value-type="string" table:style-name="ce45">
            <text:p>GrpRndRobinUrgent</text:p>
          </table:table-cell>
          <table:table-cell office:value-type="string" table:style-name="ce63">
            <text:p>Weighted round robin with urgent priority arbitration test cases.</text:p>
          </table:table-cell>
          <table:table-cell office:value-type="string" table:style-name="ce75">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11" draw:id="id10" draw:style-name="a32" draw:name="TextBox 5" svg:x="0.375in" svg:y="0.13542in" svg:width="0.20202in" svg:height="0.28933in">
              <draw:text-box>
                <text:p text:style-name="a31" text:class-names="" text:cond-style-name=""><text:span text:style-name="a30"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PowerMgmt</text:p>
          </table:table-cell>
          <table:table-cell office:value-type="string" table:style-name="ce24">
            <text:p>Power management test cases.</text:p>
          </table:table-cell>
          <table:table-cell office:value-type="string" table:style-name="ce74">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2" table:style-name="ce7"/>
          <table:table-cell table:number-columns-repeated="16375" table:style-name="ce1"/>
        </table:table-row>
        <table:table-row table:style-name="ro2">
          <table:table-cell table:number-columns-repeated="2"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number-rows-repeated="6" table:style-name="ro2">
          <table:table-cell table:style-name="ce47"/>
          <table:table-cell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number-rows-repeated="1048291" table:style-name="ro32">
          <table:table-cell table:number-columns-repeated="4"/>
          <table:table-cell table:content-validation-name="val1" table:style-name="ce6"/>
          <table:table-cell table:number-columns-repeated="16379"/>
        </table:table-row>
      </table:table>
      <table:database-ranges>
        <table:database-range table:target-range-address="Test.A20:Test.G276"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number:number-style style:name="N37P0">
      <number:text> </number:text>
      <number:number number:decimal-places="2" number:min-integer-digits="1" number:grouping="true"/>
      <number:text> </number:text>
    </number:number-style>
    <number:number-style style:name="N37P1">
      <number:text> (</number:text>
      <number:number number:decimal-places="2" number:min-integer-digits="1" number:grouping="true"/>
      <number:text>)</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10-09T16:15:24Z</dc:date>
    <meta:print-date>2012-02-10T16:57:31Z</meta:print-date>
  </office:meta>
</office:document-meta>
</file>